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405cm"/>
    </style:style>
    <style:style style:name="co3" style:family="table-column">
      <style:table-column-properties fo:break-before="auto" style:column-width="10.15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page" style:column-width="2cm"/>
    </style:style>
    <style:style style:name="ro1" style:family="table-row">
      <style:table-row-properties style:row-height="1.77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2cm" fo:break-before="auto" style:use-optimal-row-height="false"/>
    </style:style>
    <style:style style:name="ro4" style:family="table-row">
      <style:table-row-properties style:row-height="2.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18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1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19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5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199" style:family="table-cell" style:parent-style-name="Default">
      <style:text-properties fo:font-size="48pt" style:font-name-asian="Noto Serif JP Black" style:font-size-asian="48pt" style:font-size-complex="48pt"/>
    </style:style>
    <style:style style:name="ce200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20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5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20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209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11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26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7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28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1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34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5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6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7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8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9" style:family="table-cell" style:parent-style-name="Default">
      <style:table-cell-properties fo:background-color="#eecc88"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67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5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5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3" style:family="table-cell" style:parent-style-name="Default">
      <style:table-cell-properties fo:border-bottom="4.51pt solid #333333" fo:background-color="#eecc88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5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6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7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9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2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3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4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5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2" style:family="table-cell" style:parent-style-name="Default">
      <style:table-cell-properties fo:background-color="#eecc88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68" style:family="table-cell" style:parent-style-name="Default">
      <style:table-cell-properties fo:background-color="#eecc88"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23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ackground-color="#444444" style:text-align-source="fix" style:repeat-content="fals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2" style:family="table-cell" style:parent-style-name="Default">
      <style:table-cell-properties fo:background-color="#444444" style:text-align-source="fix" style:repeat-content="false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51" style:family="table-cell" style:parent-style-name="Default">
      <style:table-cell-properties fo:background-color="#444444" style:text-align-source="fix" style:repeat-content="false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1" style:family="table-cell" style:parent-style-name="Default">
      <style:table-cell-properties fo:background-color="#444444" style:text-align-source="fix" style:repeat-content="fals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2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3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5" style:family="table-cell" style:parent-style-name="Default">
      <style:table-cell-properties fo:border-bottom="4.51pt solid #777777" fo:background-color="#444444" style:text-align-source="fix" style:repeat-content="false" fo:border-left="4.51pt solid #777777" fo:border-right="4.51pt solid #777777" fo:border-top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middle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87" style:family="table-cell" style:parent-style-name="Default">
      <style:table-cell-properties fo:border-bottom="4.51pt solid #777777" fo:background-color="#cccccc" style:text-align-source="fix" style:repeat-content="false" fo:border-left="4.51pt solid #777777" fo:border-right="4.51pt solid #777777" fo:border-top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89" style:family="table-cell" style:parent-style-name="Default">
      <style:table-cell-properties fo:border-bottom="4.51pt solid #777777" fo:background-color="#cccccc" style:text-align-source="fix" style:repeat-content="false" fo:border-left="4.51pt solid #777777" fo:border-right="4.51pt solid #777777" fo:border-top="none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91" style:family="table-cell" style:parent-style-name="Default">
      <style:table-cell-properties fo:border-bottom="4.51pt solid #777777" fo:background-color="#444444" style:text-align-source="fix" style:repeat-content="false" fo:border-left="4.51pt solid #777777" fo:border-right="4.51pt solid #777777" fo:border-top="non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93" style:family="table-cell" style:parent-style-name="Default">
      <style:table-cell-properties fo:background-color="#444444" style:text-align-source="fix" style:repeat-content="false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96" style:family="table-cell" style:parent-style-name="Default">
      <style:table-cell-properties fo:background-color="#eecc88" style:text-align-source="fix" style:repeat-content="fals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3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ce124" style:family="table-cell" style:parent-style-name="Default">
      <style:table-cell-properties fo:background-color="#eecc88" style:text-align-source="fix" style:repeat-content="false" style:rotation-angle="18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7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8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29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5" style:family="table-cell" style:parent-style-name="Default">
      <style:table-cell-properties fo:background-color="#eecc88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6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9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4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10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cc9966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1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9" style:family="table-cell" style:parent-style-name="Default">
      <style:table-cell-properties fo:background-color="#cc9966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18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2" style:family="table-cell" style:parent-style-name="Default">
      <style:table-cell-properties fo:background-color="#cc9966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4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style:rotation-angle="270" fo:border-top="4.51pt solid #333333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46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3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5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7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4" style:family="table-cell" style:parent-style-name="Default">
      <style:table-cell-properties fo:background-color="#eecc88" style:text-align-source="fix" style:repeat-content="fals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0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66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7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5" style:family="table-cell" style:parent-style-name="Default">
      <style:table-cell-properties fo:background-color="#775544" style:text-align-source="fix" style:repeat-content="fals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48" style:family="table-cell" style:parent-style-name="Default">
      <style:table-cell-properties fo:background-color="#775544" style:text-align-source="fix" style:repeat-content="false" style:vertical-align="middle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000000" style:font-name="Noto Serif JP" fo:font-size="32pt" style:font-name-asian="Noto Serif JP" style:font-size-asian="32pt" style:font-size-complex="32pt"/>
    </style:style>
    <style:style style:name="ce149" style:family="table-cell" style:parent-style-name="Default">
      <style:text-properties fo:color="#cccccc"/>
    </style:style>
    <style:style style:name="ce150" style:family="table-cell" style:parent-style-name="Default">
      <style:table-cell-properties fo:background-color="#775544" style:text-align-source="fix" style:repeat-content="false" fo:border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92" style:family="table-cell" style:parent-style-name="Default">
      <style:table-cell-properties fo:background-color="#775544" style:text-align-source="fix" style:repeat-content="fals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96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08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middle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end" fo:margin-left="0cm"/>
      <style:text-properties fo:color="#000000" style:font-name="Noto Serif JP" fo:font-size="32pt" style:font-name-asian="Noto Serif JP" style:font-size-asian="32pt" style:font-size-complex="32pt"/>
    </style:style>
    <style:style style:name="ce162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start" fo:margin-left="0cm"/>
      <style:text-properties fo:color="#000000" style:font-name="Noto Serif JP" fo:font-size="32pt" style:font-name-asian="Noto Serif JP" style:font-size-asian="32pt" style:font-size-complex="32pt"/>
    </style:style>
    <style:style style:name="ce165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168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22" style:family="table-cell" style:parent-style-name="Default">
      <style:table-cell-properties fo:background-color="#775544" style:text-align-source="fix" style:repeat-content="false" style:vertical-align="middle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Noto Serif JP" fo:font-size="32pt" style:font-name-asian="Noto Serif JP" style:font-size-asian="32pt" style:font-size-complex="32pt"/>
    </style:style>
    <style:style style:name="ce167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6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42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2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244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74" style:family="table-cell" style:parent-style-name="Default">
      <style:table-cell-properties fo:background-color="#eecc88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5" style:family="table-cell" style:parent-style-name="Default">
      <style:table-cell-properties fo:background-color="#eecc88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7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8" style:family="table-cell" style:parent-style-name="Default">
      <style:table-cell-properties fo:background-color="#eecc88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0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2" style:family="table-cell" style:parent-style-name="Default">
      <style:table-cell-properties fo:background-color="#eecc88" style:text-align-source="fix" style:repeat-content="false" fo:border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49" style:family="table-cell" style:parent-style-name="Default">
      <style:table-cell-properties fo:background-color="#eecc88" style:text-align-source="fix" style:repeat-content="false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1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113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4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5" style:family="table-cell" style:parent-style-name="Default">
      <style:table-cell-properties fo:border-bottom="none" fo:background-color="#eecc88" style:text-align-source="fix" style:repeat-content="false" fo:border-left="0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6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7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8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60" style:family="table-cell" style:parent-style-name="Default">
      <style:table-cell-properties fo:border-bottom="none" fo:background-color="#eecc88" style:text-align-source="fix" style:repeat-content="false" fo:border-left="4.51pt solid #333333" fo:border-right="0.51pt solid #333333" fo:border-top="0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61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333333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5" style:family="table-cell" style:parent-style-name="Default">
      <style:table-cell-properties fo:border-bottom="4.51pt solid #333333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66" style:family="table-cell" style:parent-style-name="Default">
      <style:table-cell-properties fo:border-bottom="4.51pt solid #333333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4" style:family="table-cell" style:parent-style-name="Default">
      <style:table-cell-properties fo:border-bottom="0.51pt solid #333333" fo:background-color="#eecc88" style:text-align-source="fix" style:repeat-content="false" fo:border-left="0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5" style:family="table-cell" style:parent-style-name="Default">
      <style:table-cell-properties fo:border-bottom="0.51pt solid #333333" fo:background-color="#eecc88" style:text-align-source="fix" style:repeat-content="false" fo:border-left="none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6" style:family="table-cell" style:parent-style-name="Default">
      <style:table-cell-properties fo:border-bottom="0.51pt solid #333333" fo:background-color="#eecc88" style:text-align-source="fix" style:repeat-content="false" fo:border-left="4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9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04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81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8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93" style:family="table-cell" style:parent-style-name="Default">
      <style:table-cell-properties fo:border-bottom="4.51pt solid #777777" fo:background-color="#cccccc" style:text-align-source="fix" style:repeat-content="false" fo:border-left="4.51pt solid #777777" fo:border-right="none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295" style:family="table-cell" style:parent-style-name="Default">
      <style:table-cell-properties fo:border-bottom="4.51pt solid #777777" fo:background-color="#444444" style:text-align-source="fix" style:repeat-content="false" fo:border-left="4.51pt solid #777777" fo:border-right="none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2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97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298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0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non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4.51pt solid #777777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302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3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none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304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5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non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7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09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4.51pt solid #777777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11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12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4.51pt solid #777777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313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4.51pt solid #777777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314" style:family="table-cell" style:parent-style-name="Default">
      <style:table-cell-properties fo:border-bottom="none" fo:background-color="#cccccc" style:text-align-source="fix" style:repeat-content="false" fo:border-left="4.51pt solid #777777" fo:border-right="4.51pt solid #777777" fo:border-top="none" style:vertical-align="top"/>
      <style:paragraph-properties fo:text-align="end" fo:margin-left="0cm"/>
      <style:text-properties fo:color="#000000" style:font-name="Noto Serif JP" fo:font-size="32pt" style:font-name-asian="Noto Serif JP" style:font-size-asian="32pt" style:font-size-complex="32pt"/>
    </style:style>
    <style:style style:name="ce315" style:family="table-cell" style:parent-style-name="Default">
      <style:table-cell-properties fo:border-bottom="none" fo:background-color="#444444" style:text-align-source="fix" style:repeat-content="false" fo:border-left="4.51pt solid #777777" fo:border-right="4.51pt solid #777777" fo:border-top="4.51pt solid #777777" style:vertical-align="bottom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5" style:family="table-cell" style:parent-style-name="Default">
      <style:table-cell-properties fo:background-color="#eecc88" style:text-align-source="fix" style:repeat-content="false" fo:border="none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6" style:family="table-cell" style:parent-style-name="Default">
      <style:table-cell-properties fo:background-color="#eecc88" style:text-align-source="fix" style:repeat-content="false" fo:border="non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18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erif JP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20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325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7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34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37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99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90" style:family="table-cell" style:parent-style-name="Default">
      <style:table-cell-properties style:vertical-align="top"/>
    </style:style>
    <style:style style:name="ce29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29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28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0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6" style:family="table-cell" style:parent-style-name="Default">
      <style:table-cell-properties fo:border-bottom="4.51pt solid #333333" fo:background-color="#cc9966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2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8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38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310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5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7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993" table:default-cell-style-name="ce29"/>
        <table:table-row table:style-name="ro1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30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FFBB77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rTable" table:style-name="ta1">
        <office:forms form:automatic-focus="false" form:apply-design-mode="false"/>
        <table:table-column table:style-name="co7" table:default-cell-style-name="ce185"/>
        <table:table-column table:style-name="co8" table:number-columns-repeated="11" table:default-cell-style-name="ce193"/>
        <table:table-column table:style-name="co6" table:number-columns-repeated="1012" table:default-cell-style-name="ce193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88" office:value-type="string" calcext:value-type="string">
            <text:p>馬</text:p>
          </table:table-cell>
          <table:table-cell table:style-name="ce188" office:value-type="string" calcext:value-type="string">
            <text:p>竜</text:p>
          </table:table-cell>
          <table:table-cell table:style-name="ce188" office:value-type="string" calcext:value-type="string">
            <text:p>太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/>
          <table:table-cell table:style-name="ce199"/>
          <table:table-cell table:number-columns-repeated="5" table:style-name="ce187" office:value-type="string" calcext:value-type="string">
            <text:p>兵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201" office:value-type="string" calcext:value-type="string">
            <text:p>角</text:p>
          </table:table-cell>
          <table:table-cell table:style-name="ce201" office:value-type="string" calcext:value-type="string">
            <text:p>飛</text:p>
          </table:table-cell>
          <table:table-cell table:style-name="ce187" office:value-type="string" calcext:value-type="string">
            <text:p>歩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卒</text:p>
          </table:table-cell>
          <table:table-cell table:style-name="ce187" office:value-type="string" calcext:value-type="string">
            <text:p>兵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95" office:value-type="string" calcext:value-type="string">
            <text:p>馬</text:p>
          </table:table-cell>
          <table:table-cell table:style-name="ce195" office:value-type="string" calcext:value-type="string">
            <text:p>竜</text:p>
          </table:table-cell>
          <table:table-cell table:style-name="ce188" office:value-type="string" calcext:value-type="string">
            <text:p>と</text:p>
          </table:table-cell>
          <table:table-cell table:style-name="ce195" office:value-type="string" calcext:value-type="string">
            <text:p>と</text:p>
          </table:table-cell>
          <table:table-cell table:style-name="Default" table:number-columns-repeated="3"/>
          <table:table-cell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201" office:value-type="string" calcext:value-type="string">
            <text:p>桂</text:p>
          </table:table-cell>
          <table:table-cell table:style-name="ce201" office:value-type="string" calcext:value-type="string">
            <text:p>銀</text:p>
          </table:table-cell>
          <table:table-cell table:style-name="ce201" office:value-type="string" calcext:value-type="string">
            <text:p>香</text:p>
          </table:table-cell>
          <table:table-cell table:style-name="ce201" office:value-type="string" calcext:value-type="string">
            <text:p>金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87" office:value-type="string" calcext:value-type="string">
            <text:p>ラ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95" office:value-type="string" calcext:value-type="string">
            <text:p>圭</text:p>
          </table:table-cell>
          <table:table-cell table:style-name="ce195" office:value-type="string" calcext:value-type="string">
            <text:p>全</text:p>
          </table:table-cell>
          <table:table-cell table:style-name="ce195" office:value-type="string" calcext:value-type="string">
            <text:p>杏</text:p>
          </table:table-cell>
          <table:table-cell table:style-name="ce194"/>
          <table:table-cell table:style-name="ce188" office:value-type="string" calcext:value-type="string">
            <text:p>幾</text:p>
          </table:table-cell>
          <table:table-cell table:style-name="ce188" office:value-type="string" calcext:value-type="string">
            <text:p>う</text:p>
          </table:table-cell>
          <table:table-cell table:number-columns-repeated="4"/>
          <table:table-cell table:style-name="ce199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number-columns-repeated="2"/>
          <table:table-cell table:style-name="ce199"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/>
          <table:table-cell/>
          <table:table-cell table:style-name="ce187"/>
          <table:table-cell table:style-name="ce188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number-columns-repeated="2"/>
          <table:table-cell table:style-name="ce199"/>
          <table:table-cell office:value-type="string" calcext:value-type="string">
            <text:p>麒</text:p>
          </table:table-cell>
          <table:table-cell table:style-name="ce187" office:value-type="string" calcext:value-type="string">
            <text:p>碼</text:p>
          </table:table-cell>
          <table:table-cell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享</text:p>
          </table:table-cell>
          <table:table-cell table:style-name="ce200" office:value-type="string" calcext:value-type="string">
            <text:p>鷂</text:p>
          </table:table-cell>
          <table:table-cell table:style-name="ce200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201" office:value-type="string" calcext:value-type="string">
            <text:p>后</text:p>
          </table:table-cell>
          <table:table-cell table:style-name="ce201" office:value-type="string" calcext:value-type="string">
            <text:p>駮</text:p>
          </table:table-cell>
          <table:table-cell table:style-name="ce201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5"/>
          <table:table-cell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 table:number-columns-repeated="2"/>
          <table:table-cell table:style-name="ce201"/>
          <table:table-cell table:style-name="ce195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style-name="ce185"/>
          <table:table-cell/>
          <table:table-cell table:style-name="ce199"/>
          <table:table-cell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201" office:value-type="string" calcext:value-type="string">
            <text:p>騎</text:p>
          </table:table-cell>
          <table:table-cell table:style-name="ce201" office:value-type="string" calcext:value-type="string">
            <text:p>聖</text:p>
          </table:table-cell>
          <table:table-cell table:style-name="ce201" office:value-type="string" calcext:value-type="string">
            <text:p>塔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2"/>
          <table:table-cell table:style-name="ce199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188" office:value-type="string" calcext:value-type="string">
            <text:p>妃</text:p>
          </table:table-cell>
          <table:table-cell table:style-name="ce188" office:value-type="string" calcext:value-type="string">
            <text:p>僧</text:p>
          </table:table-cell>
          <table:table-cell table:style-name="ce194" table:number-columns-repeated="2"/>
          <table:table-cell table:style-name="ce201"/>
          <table:table-cell table:style-name="ce188" office:value-type="string" calcext:value-type="string">
            <text:p>城</text:p>
          </table:table-cell>
          <table:table-cell table:number-columns-repeated="2" table:style-name="ce188" office:value-type="string" calcext:value-type="string">
            <text:p>騏</text:p>
          </table:table-cell>
          <table:table-cell table:number-columns-repeated="4"/>
          <table:table-cell table:style-name="ce199"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style-name="ce188" office:value-type="string" calcext:value-type="string">
            <text:p>巨</text:p>
          </table:table-cell>
          <table:table-cell table:style-name="ce188" office:value-type="string" calcext:value-type="string">
            <text:p>舶</text:p>
          </table:table-cell>
          <table:table-cell table:style-name="ce188" office:value-type="string" calcext:value-type="string">
            <text:p>豪</text:p>
          </table:table-cell>
          <table:table-cell table:style-name="ce188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97" office:value-type="string" calcext:value-type="string">
            <text:p>鰤</text:p>
          </table:table-cell>
          <table:table-cell table:style-name="ce188" office:value-type="string" calcext:value-type="string">
            <text:p>鷹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/>
          <table:table-cell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右</text:p>
          </table:table-cell>
          <table:table-cell table:style-name="ce191" office:value-type="string" calcext:value-type="string">
            <text:p>雕</text:p>
          </table:table-cell>
          <table:table-cell table:style-name="ce203"/>
          <table:table-cell table:style-name="ce191"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卒</text:p>
          </table:table-cell>
          <table:table-cell table:style-name="ce201" office:value-type="string" calcext:value-type="string">
            <text:p>馮</text:p>
          </table:table-cell>
          <table:table-cell table:style-name="ce201" office:value-type="string" calcext:value-type="string">
            <text:p>相</text:p>
          </table:table-cell>
          <table:table-cell table:style-name="ce201" office:value-type="string" calcext:value-type="string">
            <text:p>俥</text:p>
          </table:table-cell>
          <table:table-cell table:style-name="ce201" office:value-type="string" calcext:value-type="string">
            <text:p>仕</text:p>
          </table:table-cell>
          <table:table-cell table:style-name="ce201" office:value-type="string" calcext:value-type="string">
            <text:p>炮</text:p>
          </table:table-cell>
          <table:table-cell table:style-name="ce201" office:value-type="string" calcext:value-type="string">
            <text:p>卒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ce185" table:number-columns-repeated="2"/>
          <table:table-cell table:style-name="ce199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188" office:value-type="string" calcext:value-type="string">
            <text:p>率</text:p>
          </table:table-cell>
          <table:table-cell table:style-name="ce189" office:value-type="string" calcext:value-type="string">
            <text:p>率</text:p>
          </table:table-cell>
          <table:table-cell table:style-name="ce194" table:number-columns-repeated="2"/>
          <table:table-cell table:style-name="ce201" table:number-columns-repeated="2"/>
          <table:table-cell table:style-name="ce194"/>
          <table:table-cell table:style-name="ce209" office:value-type="string" calcext:value-type="string">
            <text:p>率</text:p>
          </table:table-cell>
          <table:table-cell table:style-name="ce187" table:number-columns-repeated="2"/>
          <table:table-cell table:style-name="ce185" table:number-columns-repeated="2"/>
          <table:table-cell table:style-name="ce199"/>
          <table:table-cell table:style-name="ce188" table:number-columns-repeated="3"/>
          <table:table-cell table:style-name="Default" table:number-columns-repeated="7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 table:number-columns-repeated="2"/>
          <table:table-cell table:style-name="ce199"/>
          <table:table-cell table:style-name="ce194" table:number-columns-repeated="2"/>
          <table:table-cell table:style-name="Default"/>
          <table:table-cell table:style-name="ce194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ce195" table:number-columns-repeated="2"/>
          <table:table-cell table:style-name="Default"/>
          <table:table-cell table:style-name="ce194" table:number-columns-repeated="3"/>
          <table:table-cell table:style-name="Default"/>
          <table:table-cell/>
          <table:table-cell table:style-name="ce188"/>
          <table:table-cell table:style-name="Default" table:number-columns-repeated="2"/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/>
          <table:table-cell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Default" table:number-columns-repeated="11"/>
          <table:table-cell table:style-name="ce191"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卆</text:p>
          </table:table-cell>
          <table:table-cell table:style-name="ce201" office:value-type="string" calcext:value-type="string">
            <text:p>馭</text:p>
          </table:table-cell>
          <table:table-cell table:style-name="ce201" office:value-type="string" calcext:value-type="string">
            <text:p>象</text:p>
          </table:table-cell>
          <table:table-cell table:style-name="ce201" office:value-type="string" calcext:value-type="string">
            <text:p>車</text:p>
          </table:table-cell>
          <table:table-cell table:style-name="ce201" office:value-type="string" calcext:value-type="string">
            <text:p>士</text:p>
          </table:table-cell>
          <table:table-cell table:style-name="ce201" office:value-type="string" calcext:value-type="string">
            <text:p>包</text:p>
          </table:table-cell>
          <table:table-cell table:style-name="ce201" office:value-type="string" calcext:value-type="string">
            <text:p>卆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5" table:number-columns-repeated="2"/>
          <table:table-cell table:style-name="ce18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191"/>
          <table:table-cell table:style-name="ce194" table:number-columns-repeated="5"/>
          <table:table-cell table:style-name="ce207"/>
          <table:table-cell table:number-columns-repeated="2"/>
          <table:table-cell table:style-name="ce185" table:number-columns-repeated="2"/>
          <table:table-cell/>
          <table:table-cell table:style-name="ce188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99"/>
          <table:table-cell/>
          <table:table-cell table:style-name="ce199"/>
          <table:table-cell/>
          <table:table-cell table:style-name="Default" table:number-columns-repeated="2"/>
          <table:table-cell table:style-name="ce187" table:number-columns-repeated="2"/>
          <table:table-cell table:style-name="Default" table:number-columns-repeated="5"/>
          <table:table-cell table:style-name="ce187"/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ce199"/>
          <table:table-cell/>
          <table:table-cell table:style-name="ce199"/>
          <table:table-cell table:style-name="ce197"/>
          <table:table-cell table:style-name="Default" table:number-columns-repeated="2"/>
          <table:table-cell table:style-name="ce188"/>
          <table:table-cell table:style-name="ce202"/>
          <table:table-cell table:style-name="Default" table:number-columns-repeated="5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Default"/>
          <table:table-cell/>
          <table:table-cell table:style-name="ce199"/>
          <table:table-cell table:number-columns-repeated="2" table:style-name="ce187" office:value-type="string" calcext:value-type="string">
            <text:p>燕</text:p>
          </table:table-cell>
          <table:table-cell table:style-name="Default" table:number-columns-repeated="5"/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199"/>
          <table:table-cell table:number-columns-repeated="2" table:style-name="ce189" office:value-type="string" calcext:value-type="string">
            <text:p>鴈</text:p>
          </table:table-cell>
          <table:table-cell table:style-name="Default" table:number-columns-repeated="5"/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貝</text:p>
          </table:table-cell>
          <table:table-cell table:style-name="ce201" office:value-type="string" calcext:value-type="string">
            <text:p>瑪</text:p>
          </table:table-cell>
          <table:table-cell table:style-name="ce201" office:value-type="string" calcext:value-type="string">
            <text:p>根</text:p>
          </table:table-cell>
          <table:table-cell table:style-name="ce201" office:value-type="string" calcext:value-type="string">
            <text:p>船</text:p>
          </table:table-cell>
          <table:table-cell table:style-name="ce201" office:value-type="string" calcext:value-type="string">
            <text:p>種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ラ</text:p>
          </table:table-cell>
          <table:table-cell/>
          <table:table-cell table:style-name="ce185"/>
          <table:table-cell table:style-name="ce187"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style-name="ce194" table:number-columns-repeated="4"/>
          <table:table-cell table:number-columns-repeated="2"/>
          <table:table-cell table:style-name="ce188" office:value-type="string" calcext:value-type="string">
            <text:p>に</text:p>
          </table:table-cell>
          <table:table-cell table:number-columns-repeated="2"/>
          <table:table-cell table:style-name="ce185"/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Default"/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200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巨</text:p>
          </table:table-cell>
          <table:table-cell table:number-columns-repeated="2" table:style-name="ce188" office:value-type="string" calcext:value-type="string">
            <text:p>舶</text:p>
          </table:table-cell>
          <table:table-cell table:number-columns-repeated="3"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Default"/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1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往</text:p>
          </table:table-cell>
          <table:table-cell table:number-columns-repeated="2" table:style-name="ce188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194" office:value-type="string" calcext:value-type="string">
            <text:p>火</text:p>
          </table:table-cell>
          <table:table-cell table:style-name="ce194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194" office:value-type="string" calcext:value-type="string">
            <text:p>午</text:p>
          </table:table-cell>
          <table:table-cell table:style-name="ce194" office:value-type="string" calcext:value-type="string">
            <text:p>像</text:p>
          </table:table-cell>
          <table:table-cell table:style-name="ce194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195" office:value-type="string" calcext:value-type="string">
            <text:p>杵</text:p>
          </table:table-cell>
          <table:table-cell table:style-name="ce195" office:value-type="string" calcext:value-type="string">
            <text:p>橡</text:p>
          </table:table-cell>
          <table:table-cell table:style-name="ce188" office:value-type="string" calcext:value-type="string">
            <text:p>巨</text:p>
          </table:table-cell>
          <table:table-cell table:style-name="ce194" table:number-columns-repeated="3"/>
          <table:table-cell table:number-columns-repeated="2"/>
          <table:table-cell table:style-name="ce188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199"/>
          <table:table-cell table:number-columns-repeated="1009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197"/>
          <table:table-cell table:style-name="ce199"/>
          <table:table-cell table:number-columns-repeated="11"/>
          <table:table-cell table:style-name="ce197" table:number-columns-repeated="996"/>
          <table:table-cell table:number-columns-repeated="2"/>
        </table:table-row>
        <table:table-row table:style-name="ro2">
          <table:table-cell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style-name="ce197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187" office:value-type="string" calcext:value-type="string">
            <text:p>碼</text:p>
          </table:table-cell>
          <table:table-cell table:number-columns-repeated="2"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number-columns-repeated="2" table:style-name="ce197" office:value-type="string" calcext:value-type="string">
            <text:p>鰤</text:p>
          </table:table-cell>
          <table:table-cell table:number-columns-repeated="2" table:style-name="ce188" office:value-type="string" calcext:value-type="string">
            <text:p>鷹</text:p>
          </table:table-cell>
          <table:table-cell table:style-name="ce202" office:value-type="string" calcext:value-type="string">
            <text:p>鷲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 table:number-columns-repeated="2"/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ce200" office:value-type="string" calcext:value-type="string">
            <text:p>享</text:p>
          </table:table-cell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194" office:value-type="string" calcext:value-type="string">
            <text:p>獅</text:p>
          </table:table-cell>
          <table:table-cell table:number-columns-repeated="2" table:style-name="ce200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ce191" office:value-type="string" calcext:value-type="string">
            <text:p>右</text:p>
          </table:table-cell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4"/>
          <table:table-cell table:style-name="ce203"/>
          <table:table-cell table:style-name="ce191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99"/>
          <table:table-cell table:style-name="ce200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office:forms form:automatic-focus="false" form:apply-design-mode="false"/>
        <table:table-column table:style-name="co9" table:default-cell-style-name="ce23"/>
        <table:table-column table:style-name="co10" table:number-columns-repeated="2" table:default-cell-style-name="ce32"/>
        <table:table-column table:style-name="co10" table:default-cell-style-name="ce474"/>
        <table:table-column table:style-name="co9" table:default-cell-style-name="ce474"/>
        <table:table-column table:style-name="co10" table:number-columns-repeated="1019" table:default-cell-style-name="ce474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24" table:number-columns-spanned="2" table:number-rows-spanned="2"/>
          <table:covered-table-cell table:style-name="ce24"/>
          <table:table-cell/>
          <table:table-cell table:style-name="ce23" office:value-type="string" calcext:value-type="string" table:number-columns-spanned="1" table:number-rows-spanned="2">
            <text:p>どうぶつしょうぎ地</text:p>
          </table:table-cell>
          <table:table-cell table:style-name="ce34" table:number-columns-spanned="2" table:number-rows-spanned="2"/>
          <table:covered-table-cell table:style-name="ce34"/>
          <table:table-cell table:number-columns-repeated="1017"/>
        </table:table-row>
        <table:table-row table:style-name="ro2">
          <table:covered-table-cell/>
          <table:covered-table-cell table:number-columns-repeated="2" table:style-name="ce24"/>
          <table:table-cell/>
          <table:covered-table-cell table:style-name="ce23"/>
          <table:covered-table-cell table:number-columns-repeated="2" table:style-name="ce34"/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26" table:number-columns-spanned="2" table:number-rows-spanned="2"/>
          <table:covered-table-cell table:style-name="ce26"/>
          <table:table-cell/>
          <table:table-cell table:style-name="ce23" office:value-type="string" calcext:value-type="string" table:number-columns-spanned="1" table:number-rows-spanned="2">
            <text:p>どうぶつしょうぎ空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7"/>
        </table:table-row>
        <table:table-row table:style-name="ro2">
          <table:covered-table-cell/>
          <table:covered-table-cell table:number-columns-repeated="2" table:style-name="ce26"/>
          <table:table-cell/>
          <table:covered-table-cell table:style-name="ce23"/>
          <table:covered-table-cell table:number-columns-repeated="2" table:style-name="ce3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27" table:number-columns-spanned="2" table:number-rows-spanned="2"/>
          <table:covered-table-cell table:style-name="ce27"/>
          <table:table-cell/>
          <table:table-cell table:style-name="ce23" office:value-type="string" calcext:value-type="string" table:number-columns-spanned="1" table:number-rows-spanned="2">
            <text:p>どうぶつしょうぎ森</text:p>
          </table:table-cell>
          <table:table-cell table:style-name="ce36" table:number-columns-spanned="2" table:number-rows-spanned="2"/>
          <table:covered-table-cell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7"/>
          <table:table-cell/>
          <table:covered-table-cell table:style-name="ce23"/>
          <table:covered-table-cell table:number-columns-repeated="2"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28" table:number-columns-spanned="2" table:number-rows-spanned="2"/>
          <table:covered-table-cell table:style-name="ce28"/>
          <table:table-cell/>
          <table:table-cell table:style-name="ce23" office:value-type="string" calcext:value-type="string" table:number-columns-spanned="1" table:number-rows-spanned="2">
            <text:p>どうぶつしょうぎ夕</text:p>
          </table:table-cell>
          <table:table-cell table:style-name="ce37" table:number-columns-spanned="2" table:number-rows-spanned="2"/>
          <table:covered-table-cell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8"/>
          <table:table-cell/>
          <table:covered-table-cell table:style-name="ce23"/>
          <table:covered-table-cell table:number-columns-repeated="2"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31" table:number-columns-spanned="2" table:number-rows-spanned="2"/>
          <table:covered-table-cell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WB24">
        <office:forms form:automatic-focus="false" form:apply-design-mode="false"/>
        <table:table-column table:style-name="co10" table:number-columns-repeated="19" table:default-cell-style-name="ce100"/>
        <table:table-column table:style-name="co10" table:default-cell-style-name="ce74"/>
        <table:table-column table:style-name="co10" table:default-cell-style-name="ce100"/>
        <table:table-column table:style-name="co10" table:default-cell-style-name="ce52"/>
        <table:table-column table:style-name="co10" table:number-columns-repeated="8" table:default-cell-style-name="ce100"/>
        <table:table-column table:style-name="co10" table:number-columns-repeated="20" table:default-cell-style-name="ce101"/>
        <table:table-column table:style-name="co10" table:number-columns-repeated="30" table:default-cell-style-name="ce100"/>
        <table:table-column table:style-name="co11" table:default-cell-style-name="ce100"/>
        <table:table-column table:style-name="co10" table:number-columns-repeated="120" table:default-cell-style-name="ce100"/>
        <table:table-column table:style-name="co10" table:default-cell-style-name="ce40"/>
        <table:table-column table:style-name="co10" table:number-columns-repeated="18" table:default-cell-style-name="ce100"/>
        <table:table-column table:style-name="co10" table:number-columns-repeated="2" table:default-cell-style-name="ce40"/>
        <table:table-column table:style-name="co10" table:number-columns-repeated="79" table:default-cell-style-name="ce100"/>
        <table:table-column table:style-name="co10" table:number-columns-repeated="3" table:default-cell-style-name="ce40"/>
        <table:table-column table:style-name="co10" table:number-columns-repeated="16" table:default-cell-style-name="ce100"/>
        <table:table-column table:style-name="co10" table:number-columns-repeated="2" table:default-cell-style-name="ce40"/>
        <table:table-column table:style-name="co10" table:number-columns-repeated="12" table:default-cell-style-name="ce100"/>
        <table:table-column table:style-name="co11" table:default-cell-style-name="ce100"/>
        <table:table-column table:style-name="co10" table:number-columns-repeated="21" table:default-cell-style-name="ce100"/>
        <table:table-column table:style-name="co11" table:default-cell-style-name="ce100"/>
        <table:table-column table:style-name="co10" table:number-columns-repeated="4" table:default-cell-style-name="ce100"/>
        <table:table-column table:style-name="co10" table:number-columns-repeated="3" table:default-cell-style-name="ce40"/>
        <table:table-column table:style-name="co10" table:number-columns-repeated="56" table:default-cell-style-name="ce100"/>
        <table:table-column table:style-name="co11" table:default-cell-style-name="ce272"/>
        <table:table-column table:style-name="co10" table:number-columns-repeated="20" table:default-cell-style-name="Default"/>
        <table:table-column table:style-name="co11" table:default-cell-style-name="Default"/>
        <table:table-column table:style-name="co10" table:default-cell-style-name="ce123"/>
        <table:table-column table:style-name="co10" table:number-columns-repeated="17" table:default-cell-style-name="Default"/>
        <table:table-column table:style-name="co10" table:default-cell-style-name="ce294"/>
        <table:table-column table:style-name="co10" table:number-columns-repeated="561" table:default-cell-style-name="ce100"/>
        <table:table-column table:style-name="co10" table:number-columns-repeated="2" table:default-cell-style-name="Default"/>
        <table:table-row table:style-name="ro3">
          <table: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70"/>
          <table:table-cell table:style-name="ce147"/>
          <table:table-cell table:style-name="ce81" table:number-columns-repeated="2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3"/>
          <table:table-cell table:style-name="ce70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70"/>
          <table:table-cell table:style-name="ce145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spanned="2" table:number-rows-spanned="1"/>
          <table:covered-table-cell table:style-name="ce192"/>
          <table:table-cell table:style-name="ce222"/>
          <table:table-cell table:style-name="ce70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174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75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Default"/>
          <table:table-cell table:style-name="ce239"/>
          <table: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52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72"/>
          <table:table-cell table:style-name="Default" table:number-columns-repeated="8"/>
          <table:table-cell table:style-name="ce239" table:number-columns-repeated="2"/>
          <table:table-cell table:style-name="Default" table:number-columns-repeated="2"/>
          <table:table-cell table:style-name="ce239" table:number-columns-repeated="3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72"/>
          <table:table-cell table:style-name="Default" table:number-columns-repeated="6"/>
          <table:table-cell table:style-name="ce239" table:number-columns-repeated="2"/>
          <table:table-cell table:style-name="Default" table:number-columns-repeated="2"/>
          <table:table-cell table:style-name="ce239" table:number-columns-repeated="3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2x12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6"/>
          <table:table-cell table:style-name="ce147"/>
          <table:table-cell table:style-name="ce81" table:number-columns-repeated="2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3"/>
          <table:table-cell table:style-name="Default" table:number-columns-repeated="6"/>
          <table:table-cell table:style-name="ce239" table:number-columns-repeated="2"/>
          <table:table-cell table:style-name="Default" table:number-columns-repeated="2"/>
          <table:table-cell table:style-name="ce239" table:number-columns-repeated="3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3" table:number-columns-repeated="2"/>
          <table:table-cell table:style-name="ce297" table:number-columns-spanned="2" table:number-rows-spanned="1"/>
          <table:covered-table-cell table:style-name="ce297"/>
          <table:table-cell table:style-name="ce300" office:value-type="string" calcext:value-type="string" table:number-columns-spanned="2" table:number-rows-spanned="1">
            <text:p>チェス</text:p>
          </table:table-cell>
          <table:covered-table-cell table:style-name="ce300"/>
          <table:table-cell table:style-name="ce303" office:value-type="string" calcext:value-type="string" table:number-columns-spanned="2" table:number-rows-spanned="1">
            <text:p>12x12</text:p>
          </table:table-cell>
          <table:covered-table-cell table:style-name="ce305"/>
          <table:table-cell table:style-name="ce300" office:value-type="string" calcext:value-type="string" table:number-columns-spanned="2" table:number-rows-spanned="1">
            <text:p>左中</text:p>
          </table:table-cell>
          <table:covered-table-cell table:style-name="ce300"/>
          <table:table-cell table:style-name="ce297" table:number-columns-spanned="2" table:number-rows-spanned="1"/>
          <table:covered-table-cell table:style-name="ce297"/>
          <table:table-cell table:style-name="ce311" table:number-columns-spanned="2" table:number-rows-spanned="1"/>
          <table:covered-table-cell table:style-name="ce311"/>
          <table:table-cell table:style-name="ce279"/>
          <table:table-cell table:number-columns-repeated="6"/>
          <table:table-cell table:style-name="ce147"/>
          <table:table-cell table:style-name="ce81" table:number-columns-repeated="2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3"/>
          <table:table-cell table:style-name="Default" table:number-columns-repeated="8"/>
          <table:table-cell table:style-name="ce239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3"/>
          <table:table-cell table:style-name="Default" table:number-columns-repeated="15"/>
          <table:table-cell table:style-name="ce279"/>
          <table:table-cell table:number-columns-repeated="4"/>
          <table:table-cell table:style-name="ce252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number-columns-repeated="4"/>
          <table:table-cell table:style-name="ce239" table:number-columns-repeated="3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4"/>
          <table:table-cell table:style-name="ce252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style-name="Default" table:number-columns-repeated="4"/>
          <table:table-cell table:style-name="ce239" table:number-columns-repeated="3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4"/>
          <table:table-cell table:style-name="ce285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style-name="Default" table:number-columns-repeated="4"/>
          <table:table-cell table:style-name="ce239" table:number-columns-repeated="3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85"/>
          <table:table-cell table:style-name="ce105" table:number-columns-spanned="2" table:number-rows-spanned="1"/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汎用</text:p>
          </table:table-cell>
          <table:covered-table-cell table:style-name="ce53"/>
          <table:table-cell table:style-name="ce229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428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75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/>
          <table:table-cell table:style-name="ce75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/>
          <table:table-cell table:style-name="ce148" office:value-type="float" office:value="8" calcext:value-type="float" table:number-columns-spanned="1" table:number-rows-spanned="2">
            <text:p>8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/>
          <table:table-cell table:style-name="ce75"/>
          <table:covered-table-cell table:number-columns-repeated="8" table:style-name="ce45"/>
          <table:covered-table-cell table:number-columns-repeated="6" table:style-name="ce131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152" office:value-type="float" office:value="12" calcext:value-type="float" table:number-columns-spanned="1" table:number-rows-spanned="2">
            <text:p>12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152" office:value-type="float" office:value="14" calcext:value-type="float" table:number-columns-spanned="1" table:number-rows-spanned="2">
            <text:p>14</text:p>
          </table:table-cell>
          <table:table-cell table:style-name="ce83" table:number-columns-spanned="6" table:number-rows-spanned="6"/>
          <table:covered-table-cell table:number-columns-repeated="5" table:style-name="ce83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6" table:number-rows-spanned="6"/>
          <table:covered-table-cell table:number-columns-repeated="5" table:style-name="ce83"/>
          <table:table-cell table:style-name="ce93" table:number-columns-spanned="1" table:number-rows-spanned="2"/>
          <table:table-cell table:style-name="ce93"/>
          <table:table-cell table:style-name="ce297" table:number-columns-spanned="2" table:number-rows-spanned="1"/>
          <table:covered-table-cell table:style-name="ce297"/>
          <table:table-cell table:style-name="ce300" table:number-columns-spanned="2" table:number-rows-spanned="1"/>
          <table:covered-table-cell table:style-name="ce300"/>
          <table:table-cell table:style-name="ce314" office:value-type="string" calcext:value-type="string" table:number-columns-spanned="2" table:number-rows-spanned="1">
            <text:p>4人</text:p>
          </table:table-cell>
          <table:covered-table-cell table:style-name="ce305"/>
          <table:table-cell table:style-name="ce300" office:value-type="string" calcext:value-type="string" table:number-columns-spanned="2" table:number-rows-spanned="1">
            <text:p>チェス</text:p>
          </table:table-cell>
          <table:covered-table-cell table:style-name="ce300"/>
          <table:table-cell table:style-name="ce303" office:value-type="string" calcext:value-type="string" table:number-columns-spanned="2" table:number-rows-spanned="1">
            <text:p>14x14</text:p>
          </table:table-cell>
          <table:covered-table-cell table:style-name="ce305"/>
          <table:table-cell table:style-name="ce300" office:value-type="string" calcext:value-type="string" table:number-columns-spanned="2" table:number-rows-spanned="1">
            <text:p>左中</text:p>
          </table:table-cell>
          <table:covered-table-cell table:style-name="ce300"/>
          <table:table-cell table:style-name="ce297" table:number-columns-spanned="2" table:number-rows-spanned="1"/>
          <table:covered-table-cell table:style-name="ce297"/>
          <table:table-cell table:style-name="Default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table-cell table:style-name="ce251" table:number-columns-spanned="6" table:number-rows-spanned="6"/>
          <table:covered-table-cell table:number-columns-repeated="5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6" table:number-rows-spanned="6"/>
          <table:covered-table-cell table:number-columns-repeated="5" table:style-name="ce251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86" office:value-type="float" office:value="14" calcext:value-type="float" table:number-columns-spanned="1" table:number-rows-spanned="2">
            <text:p>14</text:p>
          </table:table-cell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34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一</text:p>
          </table:table-cell>
          <table:table-cell table:style-name="ce286" office:value-type="float" office:value="9" calcext:value-type="float" table:number-columns-spanned="1" table:number-rows-spanned="2">
            <text:p>9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33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table-cell table:style-name="ce93"/>
          <table: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table-cell table:style-name="ce75"/>
          <table:covered-table-cell table:style-name="ce148"/>
          <table:covered-table-cell table:number-columns-repeated="16" table:style-name="ce196"/>
          <table:table-cell table:style-name="ce222"/>
          <table:table-cell table:style-name="ce7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178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covered-table-cell table:style-name="ce249"/>
          <table:covered-table-cell table:number-columns-repeated="10" table:style-name="ce251"/>
          <table:covered-table-cell table:style-name="ce258"/>
          <table:covered-table-cell table:number-columns-repeated="14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6" table:style-name="ce75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12" table:style-name="ce75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6" table:style-name="ce75"/>
          <table:covered-table-cell table:style-name="ce152"/>
          <table:covered-table-cell table:number-columns-repeated="8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9" table:style-name="ce7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6" table:style-name="ce83"/>
          <table:covered-table-cell table:style-name="ce93"/>
          <table:table-cell table:style-name="ce152" office:value-type="float" office:value="9" calcext:value-type="float" table:number-columns-spanned="1" table:number-rows-spanned="2">
            <text:p>9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86"/>
          <table:covered-table-cell table:number-columns-repeated="6" table:style-name="ce323"/>
          <table:covered-table-cell table:number-columns-repeated="2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3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45"/>
          <table:covered-table-cell table:style-name="ce338"/>
          <table:covered-table-cell table:number-columns-repeated="4" table:style-name="ce75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75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142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142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7" calcext:value-type="float" table:number-columns-spanned="1" table:number-rows-spanned="2">
            <text:p>7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number-columns-repeated="8" table:style-name="ce45"/>
          <table:covered-table-cell table:number-columns-repeated="6" table:style-name="ce131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152" office:value-type="float" office:value="11" calcext:value-type="float" table:number-columns-spanned="1" table:number-rows-spanned="2">
            <text:p>11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152" office:value-type="float" office:value="13" calcext:value-type="float" table:number-columns-spanned="1" table:number-rows-spanned="2">
            <text:p>13</text:p>
          </table:table-cell>
          <table:covered-table-cell table:number-columns-repeated="6"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number-columns-repeated="7" table:style-name="ce83"/>
          <table:table-cell table:style-name="ce93" table:number-columns-spanned="1" table:number-rows-spanned="2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covered-table-cell table:number-columns-repeated="6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number-columns-repeated="7" table:style-name="ce251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86" office:value-type="float" office:value="13" calcext:value-type="float" table:number-columns-spanned="1" table:number-rows-spanned="2">
            <text:p>13</text:p>
          </table:table-cell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二</text:p>
          </table:table-cell>
          <table:table-cell table:style-name="ce286" office:value-type="float" office:value="8" calcext:value-type="float" table:number-columns-spanned="1" table:number-rows-spanned="2">
            <text:p>8</text:p>
          </table:table-cell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310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175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74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covered-table-cell table:style-name="ce249"/>
          <table:covered-table-cell table:number-columns-repeated="10" table:style-name="ce251"/>
          <table:covered-table-cell table:style-name="ce258"/>
          <table:covered-table-cell table:number-columns-repeated="14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6" table:style-name="ce75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12" table:style-name="ce75"/>
          <table:covered-table-cell table:style-name="ce26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6" table:style-name="ce75"/>
          <table:covered-table-cell table:style-name="ce152"/>
          <table:covered-table-cell table:number-columns-repeated="6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9" table:style-name="ce7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8" table:style-name="ce83"/>
          <table:covered-table-cell table:style-name="ce93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86"/>
          <table:covered-table-cell table:number-columns-repeated="6" table:style-name="ce323"/>
          <table:covered-table-cell table:number-columns-repeated="2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3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45"/>
          <table:covered-table-cell table:style-name="ce338"/>
          <table:covered-table-cell table:number-columns-repeated="4" table:style-name="ce75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75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6" calcext:value-type="float" table:number-columns-spanned="1" table:number-rows-spanned="2">
            <text:p>6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number-columns-repeated="8" table:style-name="ce45"/>
          <table:covered-table-cell table:number-columns-repeated="6" table:style-name="ce131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249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274" office:value-type="string" calcext:value-type="string" table:number-columns-spanned="2" table:number-rows-spanned="1">
            <text:p>12x12</text:p>
          </table:table-cell>
          <table:covered-table-cell table:style-name="ce275"/>
          <table:table-cell table:style-name="ce276" office:value-type="string" calcext:value-type="string" table:number-columns-spanned="2" table:number-rows-spanned="1">
            <text:p>左中</text:p>
          </table:table-cell>
          <table:covered-table-cell table:style-name="ce275"/>
          <table:table-cell table:style-name="ce276" table:number-columns-spanned="2" table:number-rows-spanned="1"/>
          <table:covered-table-cell table:style-name="ce275"/>
          <table:table-cell table:style-name="ce259"/>
          <table:table-cell table:style-name="ce75" table:number-columns-repeated="6"/>
          <table:table-cell table:style-name="ce152" office:value-type="float" office:value="10" calcext:value-type="float" table:number-columns-spanned="1" table:number-rows-spanned="2">
            <text:p>10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93"/>
          <table:table-cell table:style-name="ce298" table:number-columns-spanned="2" table:number-rows-spanned="1"/>
          <table:covered-table-cell table:style-name="ce298"/>
          <table:table-cell table:style-name="ce301" office:value-type="string" calcext:value-type="string" table:number-columns-spanned="2" table:number-rows-spanned="1">
            <text:p>チェス</text:p>
          </table:table-cell>
          <table:covered-table-cell table:style-name="ce302"/>
          <table:table-cell table:style-name="ce304" office:value-type="string" calcext:value-type="string" table:number-columns-spanned="2" table:number-rows-spanned="1">
            <text:p>12x12</text:p>
          </table:table-cell>
          <table:covered-table-cell table:style-name="ce304"/>
          <table:table-cell table:style-name="ce301" office:value-type="string" calcext:value-type="string" table:number-columns-spanned="2" table:number-rows-spanned="1">
            <text:p>左中</text:p>
          </table:table-cell>
          <table:covered-table-cell table:style-name="ce302"/>
          <table:table-cell table:style-name="ce298" table:number-columns-spanned="2" table:number-rows-spanned="1"/>
          <table:covered-table-cell table:style-name="ce298"/>
          <table:table-cell table:style-name="ce307" table:number-columns-spanned="2" table:number-rows-spanned="1"/>
          <table:covered-table-cell table:style-name="ce307"/>
          <table:table-cell table:style-name="ce296"/>
          <table:table-cell table:style-name="ce75" table:number-columns-repeated="6"/>
          <table:table-cell table:style-name="ce152" office:value-type="float" office:value="12" calcext:value-type="float" table:number-columns-spanned="1" table:number-rows-spanned="2">
            <text:p>12</text:p>
          </table:table-cell>
          <table:covered-table-cell table:number-columns-repeated="6" table:style-name="ce83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covered-table-cell table:number-columns-repeated="6" table:style-name="ce83"/>
          <table:table-cell table:style-name="ce93" table:number-columns-spanned="1" table:number-rows-spanned="2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table-cell table:style-name="ce75" table:number-columns-repeated="4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covered-table-cell table:number-columns-repeated="6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number-columns-repeated="7" table:style-name="ce251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86" office:value-type="float" office:value="12" calcext:value-type="float" table:number-columns-spanned="1" table:number-rows-spanned="2">
            <text:p>12</text:p>
          </table:table-cell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34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三</text:p>
          </table:table-cell>
          <table:table-cell table:style-name="ce286" office:value-type="float" office:value="7" calcext:value-type="float" table:number-columns-spanned="1" table:number-rows-spanned="2">
            <text:p>7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33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covered-table-cell table:style-name="ce249"/>
          <table:covered-table-cell table:number-columns-repeated="10" table:style-name="ce251"/>
          <table:covered-table-cell table:style-name="ce258"/>
          <table:covered-table-cell table:number-columns-repeated="14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7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2x12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12" table:style-name="ce75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309" office:value-type="string" calcext:value-type="string" table:number-columns-spanned="2" table:number-rows-spanned="1">
            <text:p>チェス</text:p>
          </table:table-cell>
          <table:covered-table-cell table:style-name="ce309"/>
          <table:table-cell table:style-name="ce312" office:value-type="string" calcext:value-type="string" table:number-columns-spanned="2" table:number-rows-spanned="1">
            <text:p>12x12</text:p>
          </table:table-cell>
          <table:covered-table-cell table:style-name="ce313"/>
          <table:table-cell table:style-name="ce300" office:value-type="string" calcext:value-type="string" table:number-columns-spanned="2" table:number-rows-spanned="1">
            <text:p>右中</text:p>
          </table:table-cell>
          <table:covered-table-cell table:style-name="ce300"/>
          <table:table-cell table:style-name="ce297" table:number-columns-spanned="2" table:number-rows-spanned="1"/>
          <table:covered-table-cell table:style-name="ce297"/>
          <table:table-cell table:style-name="ce311" table:number-columns-spanned="2" table:number-rows-spanned="1"/>
          <table:covered-table-cell table:style-name="ce311"/>
          <table:table-cell table:style-name="ce93"/>
          <table:covered-table-cell table:style-name="ce152"/>
          <table:covered-table-cell table:number-columns-repeated="8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9" table:style-name="ce7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6" table:style-name="ce83"/>
          <table:covered-table-cell table:style-name="ce93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Default" table:number-columns-repeated="4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86"/>
          <table:covered-table-cell table:number-columns-repeated="6" table:style-name="ce323"/>
          <table:covered-table-cell table:number-columns-repeated="2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3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45"/>
          <table:covered-table-cell table:style-name="ce338"/>
          <table:covered-table-cell table:number-columns-repeated="4" table:style-name="ce75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75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5" calcext:value-type="float" table:number-columns-spanned="1" table:number-rows-spanned="2">
            <text:p>5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number-columns-repeated="20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ce152" office:value-type="float" office:value="9" calcext:value-type="float" table:number-columns-spanned="1" table:number-rows-spanned="2">
            <text:p>9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2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152" office:value-type="float" office:value="11" calcext:value-type="float" table:number-columns-spanned="1" table:number-rows-spanned="2">
            <text:p>11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table-cell table:style-name="Default" table:number-columns-repeated="4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86" office:value-type="float" office:value="11" calcext:value-type="float" table:number-columns-spanned="1" table:number-rows-spanned="2">
            <text:p>11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四</text:p>
          </table:table-cell>
          <table:table-cell table:style-name="ce286" office:value-type="float" office:value="6" calcext:value-type="float" table:number-columns-spanned="1" table:number-rows-spanned="2">
            <text:p>6</text:p>
          </table:table-cell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310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style-name="ce75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125" table:number-columns-spanned="2" table:number-rows-spanned="2"/>
          <table:covered-table-cell table:style-name="ce112"/>
          <table:table-cell table:style-name="ce16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6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69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69" table:number-columns-spanned="2" table:number-rows-spanned="2"/>
          <table:covered-table-cell table:style-name="ce112"/>
          <table:table-cell table:style-name="ce144" table:number-columns-spanned="2" table:number-rows-spanned="2"/>
          <table:covered-table-cell table:style-name="ce112"/>
          <table:table-cell table:style-name="ce179" table:number-columns-spanned="2" table:number-rows-spanned="2"/>
          <table:covered-table-cell table:style-name="ce146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4" table:number-columns-spanned="2" table:number-rows-spanned="1"/>
          <table:covered-table-cell table:style-name="ce84"/>
          <table:table-cell table:style-name="ce86" table:number-columns-spanned="2" table:number-rows-spanned="1"/>
          <table:covered-table-cell table:style-name="ce86"/>
          <table:table-cell table:style-name="ce88" table:number-columns-spanned="2" table:number-rows-spanned="1"/>
          <table:covered-table-cell table:style-name="ce88"/>
          <table:table-cell table:style-name="ce88" office:value-type="string" calcext:value-type="string" table:number-columns-spanned="2" table:number-rows-spanned="1">
            <text:p>チェス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10x8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上</text:p>
          </table:table-cell>
          <table:covered-table-cell table:style-name="ce88"/>
          <table:table-cell table:style-name="ce88" table:number-columns-spanned="2" table:number-rows-spanned="1"/>
          <table:covered-table-cell table:style-name="ce88"/>
          <table:table-cell table:style-name="ce92" table:number-columns-spanned="2" table:number-rows-spanned="1"/>
          <table:covered-table-cell table:style-name="ce92"/>
          <table:table-cell table:style-name="ce84" table:number-columns-spanned="2" table:number-rows-spanned="1"/>
          <table:covered-table-cell table:style-name="ce84"/>
          <table:table-cell table:style-name="ce86" table:number-columns-spanned="2" table:number-rows-spanned="1"/>
          <table:covered-table-cell table:style-name="ce86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covered-table-cell table:style-name="ce249"/>
          <table:covered-table-cell table:number-columns-repeated="10" table:style-name="ce251"/>
          <table:covered-table-cell table:style-name="ce258"/>
          <table:covered-table-cell table:number-columns-repeated="14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12" table:style-name="ce75"/>
          <table:covered-table-cell table:style-name="ce26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9" table:style-name="ce7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Default" table:number-columns-repeated="4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86"/>
          <table:covered-table-cell table:number-columns-repeated="2" table:style-name="ce325"/>
          <table:covered-table-cell table:number-columns-repeated="12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45"/>
          <table:covered-table-cell table:style-name="ce338"/>
          <table:covered-table-cell table:number-columns-repeated="4" table:style-name="ce75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75"/>
          <table:table-cell table:style-name="ce79"/>
          <table:table-cell table:style-name="ce84" table:number-columns-spanned="2" table:number-rows-spanned="1"/>
          <table:covered-table-cell table:style-name="ce84"/>
          <table:table-cell table:style-name="ce86" table:number-columns-spanned="2" table:number-rows-spanned="1"/>
          <table:covered-table-cell table:style-name="ce86"/>
          <table:table-cell table:style-name="ce88" table:number-columns-spanned="2" table:number-rows-spanned="1"/>
          <table:covered-table-cell table:style-name="ce88"/>
          <table:table-cell table:style-name="ce88" office:value-type="string" calcext:value-type="string" table:number-columns-spanned="2" table:number-rows-spanned="1">
            <text:p>チェス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8x8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上</text:p>
          </table:table-cell>
          <table:covered-table-cell table:style-name="ce88"/>
          <table:table-cell table:style-name="ce88" table:number-columns-spanned="2" table:number-rows-spanned="1"/>
          <table:covered-table-cell table:style-name="ce88"/>
          <table:table-cell table:style-name="ce92" table:number-columns-spanned="2" table:number-rows-spanned="1"/>
          <table:covered-table-cell table:style-name="ce92"/>
          <table:table-cell table:style-name="ce90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125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12" table:number-columns-spanned="2" table:number-rows-spanned="2"/>
          <table:covered-table-cell table:style-name="ce112"/>
          <table:table-cell table:style-name="ce144" office:value-type="string" calcext:value-type="string" table:number-columns-spanned="2" table:number-rows-spanned="2">
            <text:p>界</text:p>
          </table:table-cell>
          <table:covered-table-cell table:style-name="ce112"/>
          <table:table-cell table:style-name="ce146" table:number-columns-spanned="2" table:number-rows-spanned="2"/>
          <table:covered-table-cell table:style-name="ce146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98"/>
          <table:table-cell table:style-name="ce213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7" office:value-type="string" calcext:value-type="string" table:number-columns-spanned="2" table:number-rows-spanned="1">
            <text:p>マーク</text:p>
          </table:table-cell>
          <table:covered-table-cell table:style-name="ce215"/>
          <table:table-cell table:style-name="ce226" office:value-type="string" calcext:value-type="string" table:number-columns-spanned="2" table:number-rows-spanned="1">
            <text:p>ルック</text:p>
          </table:table-cell>
          <table:covered-table-cell table:style-name="ce215"/>
          <table:table-cell table:style-name="ce215" office:value-type="string" calcext:value-type="string" table:number-columns-spanned="2" table:number-rows-spanned="1">
            <text:p>8x8</text:p>
          </table:table-cell>
          <table:covered-table-cell table:style-name="ce215"/>
          <table:table-cell table:style-name="ce215" office:value-type="string" calcext:value-type="string" table:number-columns-spanned="2" table:number-rows-spanned="1">
            <text:p>上</text:p>
          </table:table-cell>
          <table:covered-table-cell table:style-name="ce215"/>
          <table:table-cell table:style-name="ce215" table:number-columns-spanned="2" table:number-rows-spanned="1"/>
          <table:covered-table-cell table:style-name="ce215"/>
          <table:table-cell table:style-name="ce210" table:number-columns-spanned="2" table:number-rows-spanned="1"/>
          <table:covered-table-cell table:style-name="ce210"/>
          <table:table-cell table:style-name="ce236"/>
          <table:table-cell table:style-name="ce75" table:number-columns-spanned="1" table:number-rows-spanned="2"/>
          <table:covered-table-cell table:style-name="ce95"/>
          <table:covered-table-cell table:number-columns-repeated="18" table:style-name="ce115"/>
          <table:covered-table-cell table:style-name="ce157"/>
          <table:table-cell table:style-name="Default"/>
          <table:table-cell table:style-name="ce48"/>
          <table:table-cell table:style-name="ce4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7x7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Default" table:number-columns-repeated="2"/>
          <table:covered-table-cell table:number-columns-repeated="20" table:style-name="ce45"/>
          <table:table-cell table:style-name="Default" table:number-columns-repeated="20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七</text:p>
          </table:table-cell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152" office:value-type="float" office:value="10" calcext:value-type="float" table:number-columns-spanned="1" table:number-rows-spanned="2">
            <text:p>10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table-cell table:style-name="Default" table:number-columns-repeated="4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86" office:value-type="float" office:value="10" calcext:value-type="float" table:number-columns-spanned="1" table:number-rows-spanned="2">
            <text:p>10</text:p>
          </table:table-cell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34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ce286" office:value-type="float" office:value="5" calcext:value-type="float" table:number-columns-spanned="1" table:number-rows-spanned="2">
            <text:p>5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33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table-cell table:style-name="Default" table:number-columns-repeated="18"/>
          <table:covered-table-cell table:style-name="ce75"/>
          <table:covered-table-cell table:style-name="ce39"/>
          <table:covered-table-cell table:style-name="ce95"/>
          <table:covered-table-cell table:number-columns-repeated="16" table:style-name="ce115"/>
          <table:covered-table-cell table:style-name="ce157"/>
          <table:covered-table-cell table:style-name="ce68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75"/>
          <table:table-cell table:style-name="ce149" table:number-columns-repeated="18"/>
          <table:covered-table-cell table:style-name="ce75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9" table:number-columns-spanned="2" table:number-rows-spanned="1"/>
          <table:covered-table-cell table:style-name="ce106"/>
          <table:table-cell table:style-name="ce136" office:value-type="string" calcext:value-type="string" table:number-columns-spanned="2" table:number-rows-spanned="1">
            <text:p>汎用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10x1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上</text:p>
          </table:table-cell>
          <table:covered-table-cell table:style-name="ce13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Default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0x10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Default" table:number-columns-repeated="28"/>
          <table:table-cell table:style-name="ce88" office:value-type="string" calcext:value-type="string" table:number-columns-spanned="2" table:number-rows-spanned="1">
            <text:p>チェス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10x10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上</text:p>
          </table:table-cell>
          <table:covered-table-cell table:style-name="ce88"/>
          <table:table-cell table:style-name="Default" table:number-columns-repeated="6"/>
          <table:covered-table-cell table:style-name="ce249"/>
          <table:covered-table-cell table:number-columns-repeated="10" table:style-name="ce251"/>
          <table:covered-table-cell table:style-name="ce258"/>
          <table:covered-table-cell table:number-columns-repeated="14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2"/>
          <table:covered-table-cell table:number-columns-repeated="12" table:style-name="ce251"/>
          <table:covered-table-cell table:style-name="ce68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12" table:style-name="ce75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9" table:style-name="ce7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table-cell table:style-name="ce93"/>
          <table:table-cell table:style-name="ce298" table:number-columns-spanned="2" table:number-rows-spanned="1"/>
          <table:covered-table-cell table:style-name="ce298"/>
          <table:table-cell table:style-name="ce301" table:number-columns-spanned="2" table:number-rows-spanned="1"/>
          <table:covered-table-cell table:style-name="ce302"/>
          <table:table-cell table:style-name="ce315" office:value-type="string" calcext:value-type="string" table:number-columns-spanned="2" table:number-rows-spanned="1">
            <text:p>4人</text:p>
          </table:table-cell>
          <table:covered-table-cell table:style-name="ce304"/>
          <table:table-cell table:style-name="ce301" office:value-type="string" calcext:value-type="string" table:number-columns-spanned="2" table:number-rows-spanned="1">
            <text:p>チェス</text:p>
          </table:table-cell>
          <table:covered-table-cell table:style-name="ce302"/>
          <table:table-cell table:style-name="ce304" office:value-type="string" calcext:value-type="string" table:number-columns-spanned="2" table:number-rows-spanned="1">
            <text:p>14x14</text:p>
          </table:table-cell>
          <table:covered-table-cell table:style-name="ce304"/>
          <table:table-cell table:style-name="ce301" office:value-type="string" calcext:value-type="string" table:number-columns-spanned="2" table:number-rows-spanned="1">
            <text:p>左中</text:p>
          </table:table-cell>
          <table:covered-table-cell table:style-name="ce302"/>
          <table:table-cell table:style-name="ce298" table:number-columns-spanned="2" table:number-rows-spanned="1"/>
          <table:covered-table-cell table:style-name="ce298"/>
          <table:table-cell table:style-name="Default" table:number-columns-repeated="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4" table:style-name="ce75"/>
          <table:covered-table-cell table:style-name="ce286"/>
          <table:covered-table-cell table:number-columns-repeated="2" table:style-name="ce325"/>
          <table:covered-table-cell table:number-columns-repeated="12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45"/>
          <table:covered-table-cell table:style-name="ce338"/>
          <table:covered-table-cell table:number-columns-repeated="4" table:style-name="ce75"/>
          <table:table-cell table:number-columns-repeated="424"/>
        </table:table-row>
        <table:table-row table:style-name="ro3">
          <table:table-cell table:style-name="ce4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9x9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75"/>
          <table:table-cell table:style-name="Default" table:number-columns-repeated="18"/>
          <table:table-cell table:style-name="ce75"/>
          <table:table-cell table:style-name="ce40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9" office:value-type="string" calcext:value-type="string" table:number-columns-spanned="2" table:number-rows-spanned="1">
            <text:p>シャ</text:p>
          </table:table-cell>
          <table:covered-table-cell table:style-name="ce106"/>
          <table:table-cell table:style-name="ce117" office:value-type="string" calcext:value-type="string" table:number-columns-spanned="2" table:number-rows-spanned="1">
            <text:p>ンチー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9x1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上</text:p>
          </table:table-cell>
          <table:covered-table-cell table:style-name="ce13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21"/>
          <table:table-cell table:style-name="ce4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58" office:value-type="string" calcext:value-type="string" table:number-columns-spanned="2" table:number-rows-spanned="1">
            <text:p>チャ</text:p>
          </table:table-cell>
          <table:covered-table-cell table:style-name="ce181"/>
          <table:table-cell table:style-name="ce183" office:value-type="string" calcext:value-type="string" table:number-columns-spanned="2" table:number-rows-spanned="1">
            <text:p>ンギ</text:p>
          </table:table-cell>
          <table:covered-table-cell table:style-name="ce173"/>
          <table:table-cell table:style-name="ce173" office:value-type="string" calcext:value-type="string" table:number-columns-spanned="2" table:number-rows-spanned="1">
            <text:p>9x10</text:p>
          </table:table-cell>
          <table:covered-table-cell table:style-name="ce173"/>
          <table:table-cell table:style-name="ce173" office:value-type="string" calcext:value-type="string" table:number-columns-spanned="2" table:number-rows-spanned="1">
            <text:p>上</text:p>
          </table:table-cell>
          <table:covered-table-cell table:style-name="ce173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75"/>
          <table:table-cell table:style-name="ce149" table:number-columns-repeated="18"/>
          <table:table-cell table:style-name="ce75"/>
          <table:table-cell table:style-name="Default" table:number-columns-repeated="21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62"/>
          <table:table-cell table:style-name="ce249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255" office:value-type="string" calcext:value-type="string" table:number-columns-spanned="2" table:number-rows-spanned="1">
            <text:p>11x11</text:p>
          </table:table-cell>
          <table:covered-table-cell table:style-name="ce256"/>
          <table:table-cell table:style-name="ce257" office:value-type="string" calcext:value-type="string" table:number-columns-spanned="2" table:number-rows-spanned="1">
            <text:p>左上</text:p>
          </table:table-cell>
          <table:covered-table-cell table:style-name="ce256"/>
          <table:table-cell table:style-name="ce260"/>
          <table:table-cell table:style-name="ce123" table:number-columns-repeated="8"/>
          <table:table-cell/>
          <table:table-cell table:style-name="ce48"/>
          <table:table-cell table:style-name="ce123" table:number-columns-repeated="2"/>
          <table:table-cell table:style-name="ce40"/>
          <table:table-cell table:style-name="ce48" table:number-columns-repeated="2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1x11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上</text:p>
          </table:table-cell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72"/>
          <table:table-cell table:style-name="ce48"/>
          <table:table-cell table:style-name="ce264" table:number-columns-spanned="2" table:number-rows-spanned="1"/>
          <table:covered-table-cell table:style-name="ce264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2x12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左上</text:p>
          </table:table-cell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259"/>
          <table:table-cell table:style-name="ce123" table:number-columns-repeated="6"/>
          <table:table-cell table:style-name="ce40"/>
          <table:table-cell table:style-name="ce48"/>
          <table:table-cell table:style-name="ce123" table:number-columns-repeated="2"/>
          <table:table-cell table:style-name="ce40"/>
          <table:table-cell table:style-name="ce48" table:number-columns-repeated="2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2x12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右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58"/>
          <table:table-cell table:style-name="ce40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2x12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68"/>
          <table:table-cell table:style-name="ce48"/>
          <table:table-cell table:style-name="ce289" table:number-columns-spanned="2" table:number-rows-spanned="1"/>
          <table:covered-table-cell table:style-name="ce289"/>
          <table:table-cell table:style-name="ce58" table:number-columns-spanned="2" table:number-rows-spanned="1"/>
          <table:covered-table-cell table:style-name="ce58"/>
          <table:table-cell table:style-name="ce58" office:value-type="string" calcext:value-type="string" table:number-columns-spanned="2" table:number-rows-spanned="1">
            <text:p>チェス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12x1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左上</text:p>
          </table:table-cell>
          <table:covered-table-cell table:style-name="ce58"/>
          <table:table-cell table:style-name="ce58" table:number-columns-spanned="2" table:number-rows-spanned="1"/>
          <table:covered-table-cell table:style-name="ce58"/>
          <table:table-cell table:style-name="ce296"/>
          <table:table-cell table:style-name="ce123" table:number-columns-repeated="6"/>
          <table:table-cell/>
          <table:table-cell table:style-name="ce48"/>
          <table:table-cell table:style-name="ce123" table:number-columns-repeated="2"/>
          <table:table-cell table:style-name="ce40"/>
          <table:table-cell table:style-name="ce48" table:number-columns-repeated="2"/>
          <table:table-cell table:style-name="ce58" table:number-columns-spanned="2" table:number-rows-spanned="1"/>
          <table:covered-table-cell table:style-name="ce58"/>
          <table:table-cell table:style-name="ce58" office:value-type="string" calcext:value-type="string" table:number-columns-spanned="2" table:number-rows-spanned="1">
            <text:p>チェス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12x12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右上</text:p>
          </table:table-cell>
          <table:covered-table-cell table:style-name="ce58"/>
          <table:table-cell table:style-name="ce48" table:number-columns-spanned="2" table:number-rows-spanned="1"/>
          <table:covered-table-cell table:style-name="ce48"/>
          <table:table-cell table:style-name="ce48" table:number-columns-spanned="2" table:number-rows-spanned="1"/>
          <table:covered-table-cell table:style-name="ce48"/>
          <table:table-cell table:style-name="ce121"/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58"/>
          <table:table-cell table:style-name="ce40"/>
          <table:table-cell table:style-name="ce298" table:number-columns-spanned="2" table:number-rows-spanned="1"/>
          <table:covered-table-cell table:style-name="ce298"/>
          <table:table-cell table:style-name="ce301" office:value-type="string" calcext:value-type="string" table:number-columns-spanned="2" table:number-rows-spanned="1">
            <text:p>チェス</text:p>
          </table:table-cell>
          <table:covered-table-cell table:style-name="ce302"/>
          <table:table-cell table:style-name="ce304" office:value-type="string" calcext:value-type="string" table:number-columns-spanned="2" table:number-rows-spanned="1">
            <text:p>12x12</text:p>
          </table:table-cell>
          <table:covered-table-cell table:style-name="ce304"/>
          <table:table-cell table:style-name="ce301" office:value-type="string" calcext:value-type="string" table:number-columns-spanned="2" table:number-rows-spanned="1">
            <text:p>右中</text:p>
          </table:table-cell>
          <table:covered-table-cell table:style-name="ce302"/>
          <table:table-cell table:style-name="ce298" table:number-columns-spanned="2" table:number-rows-spanned="1"/>
          <table:covered-table-cell table:style-name="ce298"/>
          <table:table-cell table:style-name="ce307" table:number-columns-spanned="2" table:number-rows-spanned="1"/>
          <table:covered-table-cell table:style-name="ce307"/>
          <table:table-cell table:style-name="ce93"/>
          <table:table-cell table:style-name="ce48"/>
          <table:table-cell table:style-name="ce289" table:number-columns-spanned="2" table:number-rows-spanned="1"/>
          <table:covered-table-cell table:style-name="ce289"/>
          <table:table-cell table:style-name="ce58" office:value-type="string" calcext:value-type="string" table:number-columns-spanned="4" table:number-rows-spanned="1">
            <text:p>4人チェス</text:p>
          </table:table-cell>
          <table:covered-table-cell table:number-columns-repeated="3" table:style-name="ce58"/>
          <table:table-cell table:style-name="ce58" office:value-type="string" calcext:value-type="string" table:number-columns-spanned="2" table:number-rows-spanned="1">
            <text:p>14x14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左上</text:p>
          </table:table-cell>
          <table:covered-table-cell table:style-name="ce58"/>
          <table:table-cell table:style-name="ce58" table:number-columns-spanned="2" table:number-rows-spanned="1"/>
          <table:covered-table-cell table:style-name="ce58"/>
          <table:table-cell table:style-name="ce58" office:value-type="string" calcext:value-type="string" table:number-columns-spanned="2" table:number-rows-spanned="1">
            <text:p>左上</text:p>
          </table:table-cell>
          <table:covered-table-cell table:style-name="ce58"/>
          <table:table-cell table:style-name="ce296"/>
          <table:table-cell table:style-name="ce123" table:number-columns-repeated="8"/>
          <table:table-cell table:style-name="ce40"/>
          <table:table-cell table:style-name="ce58" table:number-columns-repeated="2"/>
          <table:table-cell table:style-name="ce58" office:value-type="string" calcext:value-type="string" table:number-columns-spanned="4" table:number-rows-spanned="1">
            <text:p>4人チェス</text:p>
          </table:table-cell>
          <table:covered-table-cell table:number-columns-repeated="3" table:style-name="ce58"/>
          <table:table-cell table:style-name="ce58" office:value-type="string" calcext:value-type="string" table:number-columns-spanned="2" table:number-rows-spanned="1">
            <text:p>14x14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右上</text:p>
          </table:table-cell>
          <table:covered-table-cell table:style-name="ce58"/>
          <table:table-cell table:style-name="ce48" table:number-columns-spanned="2" table:number-rows-spanned="1"/>
          <table:covered-table-cell table:style-name="ce48"/>
          <table:table-cell table:style-name="ce48" table:number-columns-spanned="2" table:number-rows-spanned="1"/>
          <table:covered-table-cell table:style-name="ce48"/>
          <table:table-cell table:style-name="ce121"/>
          <table:table-cell table:style-name="Default" table:number-columns-repeated="15"/>
          <table:table-cell table:style-name="ce296"/>
          <table:table-cell table:style-name="Default" table:number-columns-repeated="4"/>
          <table:table-cell table:style-name="ce48"/>
          <table:table-cell table:style-name="ce264" table:number-columns-spanned="2" table:number-rows-spanned="1"/>
          <table:covered-table-cell table:style-name="ce26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左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259"/>
          <table:table-cell table:style-name="ce123" table:number-columns-repeated="4"/>
          <table:table-cell table:style-name="ce40"/>
          <table:table-cell table:style-name="ce48" table:number-columns-repeated="2"/>
          <table:table-cell table:style-name="ce46" table:number-columns-spanned="2" table:number-rows-spanned="1"/>
          <table:covered-table-cell table:style-name="ce46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将棋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右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249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04" table:number-columns-spanned="2" table:number-rows-spanned="1"/>
          <table:covered-table-cell table:style-name="ce281"/>
          <table:table-cell table:style-name="ce259"/>
          <table:table-cell table:number-columns-repeated="4"/>
          <table:table-cell table:style-name="ce48"/>
          <table:table-cell table:style-name="ce264" table:number-columns-spanned="2" table:number-rows-spanned="1"/>
          <table:covered-table-cell table:style-name="ce264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4" table:number-rows-spanned="1">
            <text:p>四神将棋</text:p>
          </table:table-cell>
          <table:covered-table-cell table:style-name="ce46"/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左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259"/>
          <table:table-cell table:style-name="ce123" table:number-columns-repeated="4"/>
          <table:table-cell table:style-name="ce40"/>
          <table:table-cell table:style-name="ce48" table:number-columns-repeated="2"/>
          <table:table-cell table:style-name="ce46" table:number-columns-spanned="2" table:number-rows-spanned="1"/>
          <table:covered-table-cell table:style-name="ce46"/>
          <table:table-cell table:style-name="ce60" office:value-type="string" calcext:value-type="string" table:number-columns-spanned="4" table:number-rows-spanned="1">
            <text:p>四神将棋</text:p>
          </table:table-cell>
          <table:covered-table-cell table:style-name="ce46"/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右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249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04" table:number-columns-spanned="2" table:number-rows-spanned="1"/>
          <table:covered-table-cell table:style-name="ce281"/>
          <table:table-cell table:style-name="ce259"/>
          <table:table-cell table:number-columns-repeated="4"/>
          <table:table-cell table:style-name="ce287"/>
          <table:table-cell table:style-name="ce264" table:number-columns-spanned="2" table:number-rows-spanned="1"/>
          <table:covered-table-cell table:style-name="ce26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汎用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左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259"/>
          <table:table-cell table:style-name="ce123" table:number-columns-repeated="4"/>
          <table:table-cell table:style-name="ce40"/>
          <table:table-cell table:style-name="ce48" table:number-columns-repeated="2"/>
          <table:table-cell table:style-name="ce46" table:number-columns-spanned="2" table:number-rows-spanned="1"/>
          <table:covered-table-cell table:style-name="ce46"/>
          <table:table-cell table:style-name="ce60" table:number-columns-spanned="2" table:number-rows-spanned="1"/>
          <table:covered-table-cell table:style-name="ce60"/>
          <table:table-cell table:style-name="ce60" office:value-type="string" calcext:value-type="string" table:number-columns-spanned="2" table:number-rows-spanned="1">
            <text:p>汎用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15x15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右上</text:p>
          </table:table-cell>
          <table:covered-table-cell table:style-name="ce6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286"/>
          <table:table-cell table:style-name="ce113" table:number-columns-spanned="2" table:number-rows-spanned="1"/>
          <table:covered-table-cell table:style-name="ce114"/>
          <table:table-cell table:style-name="ce228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汎用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15x15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232" table:number-columns-spanned="2" table:number-rows-spanned="1"/>
          <table:covered-table-cell table:style-name="ce308"/>
          <table:table-cell table:style-name="ce104" table:number-columns-spanned="2" table:number-rows-spanned="1"/>
          <table:covered-table-cell table:style-name="ce281"/>
          <table:table-cell table:style-name="ce259"/>
          <table:table-cell table:number-columns-repeated="428"/>
        </table:table-row>
        <table:table-row table:style-name="ro3">
          <table:table-cell table:style-name="ce40"/>
          <table:table-cell table:style-name="ce47" table:number-columns-repeated="18"/>
          <table:table-cell table:style-name="ce121"/>
          <table:table-cell table:style-name="ce75"/>
          <table:table-cell table:style-name="Default" table:number-columns-repeated="18"/>
          <table:table-cell table:style-name="ce75"/>
          <table:table-cell table:style-name="ce39"/>
          <table:table-cell table:style-name="ce97" table:number-columns-spanned="2" table:number-rows-spanned="1"/>
          <table:covered-table-cell table:style-name="ce116"/>
          <table:table-cell table:style-name="ce116" table:number-columns-spanned="2" table:number-rows-spanned="1"/>
          <table:covered-table-cell table:style-name="ce116"/>
          <table:table-cell table:style-name="ce110" office:value-type="string" calcext:value-type="string" table:number-columns-spanned="2" table:number-rows-spanned="1">
            <text:p>シャ</text:p>
          </table:table-cell>
          <table:covered-table-cell table:style-name="ce116"/>
          <table:table-cell table:style-name="ce118" office:value-type="string" calcext:value-type="string" table:number-columns-spanned="2" table:number-rows-spanned="1">
            <text:p>ンチー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9x10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下</text:p>
          </table:table-cell>
          <table:covered-table-cell table:style-name="ce116"/>
          <table:table-cell table:style-name="ce116" table:number-columns-spanned="2" table:number-rows-spanned="1"/>
          <table:covered-table-cell table:style-name="ce116"/>
          <table:table-cell table:style-name="ce116" table:number-columns-spanned="2" table:number-rows-spanned="1"/>
          <table:covered-table-cell table:style-name="ce116"/>
          <table:table-cell table:style-name="ce153" table:number-columns-spanned="2" table:number-rows-spanned="1"/>
          <table:covered-table-cell table:style-name="ce153"/>
          <table:table-cell table:style-name="ce68"/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30" office:value-type="string" calcext:value-type="string" table:number-columns-spanned="2" table:number-rows-spanned="1">
            <text:p>チャ</text:p>
          </table:table-cell>
          <table:covered-table-cell table:style-name="ce166"/>
          <table:table-cell table:style-name="ce138" office:value-type="string" calcext:value-type="string" table:number-columns-spanned="2" table:number-rows-spanned="1">
            <text:p>ンギ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9x10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下</text:p>
          </table:table-cell>
          <table:covered-table-cell table:style-name="ce166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style-name="ce75"/>
          <table:table-cell table:style-name="ce149" table:number-columns-repeated="18"/>
          <table:table-cell table:style-name="ce75"/>
          <table:table-cell table:style-name="Default" table:number-columns-repeated="21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7" table:number-columns-repeated="20"/>
          <table:table-cell table:style-name="Default" table:number-columns-repeated="40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61" table:number-columns-spanned="1" table:number-rows-spanned="2"/>
          <table:table-cell table:style-name="ce47" office:value-type="string" calcext:value-type="string" table:number-columns-spanned="2" table:number-rows-spanned="1">
            <text:p>将棋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11x11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左下</text:p>
          </table:table-cell>
          <table:covered-table-cell table:style-name="ce47"/>
          <table:table-cell table:style-name="Default" table:number-columns-repeated="3"/>
          <table:table-cell table:style-name="ce47" office:value-type="string" calcext:value-type="string" table:number-columns-spanned="2" table:number-rows-spanned="1">
            <text:p>将棋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11x11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右下</text:p>
          </table:table-cell>
          <table:covered-table-cell table:style-name="ce47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ce48"/>
          <table:table-cell table:style-name="ce265" table:number-columns-spanned="2" table:number-rows-spanned="1"/>
          <table:covered-table-cell table:style-name="ce265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将棋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2x12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123" table:number-columns-repeated="6"/>
          <table:table-cell table:style-name="ce40"/>
          <table:table-cell table:style-name="ce47"/>
          <table:table-cell table:style-name="ce123" table:number-columns-repeated="2"/>
          <table:table-cell table:style-name="ce40"/>
          <table:table-cell table:style-name="ce47" table:number-columns-repeated="2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将棋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2x12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40"/>
          <table:table-cell table:style-name="ce47"/>
          <table:table-cell table:style-name="Default" table:number-columns-repeated="18"/>
          <table:table-cell table:style-name="ce48"/>
          <table:table-cell table:style-name="ce265" table:number-columns-spanned="2" table:number-rows-spanned="1"/>
          <table:covered-table-cell table:style-name="ce265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チェス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2x12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123" table:number-columns-repeated="6"/>
          <table:table-cell/>
          <table:table-cell table:style-name="ce47"/>
          <table:table-cell table:style-name="ce123" table:number-columns-repeated="2"/>
          <table:table-cell table:style-name="ce40"/>
          <table:table-cell table:style-name="ce47" table:number-columns-repeated="2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チェス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2x12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40"/>
          <table:table-cell table:style-name="ce47"/>
          <table:table-cell table:style-name="Default" table:number-columns-repeated="18"/>
          <table:table-cell table:style-name="ce48"/>
          <table:table-cell table:style-name="ce265" table:number-columns-spanned="2" table:number-rows-spanned="1"/>
          <table:covered-table-cell table:style-name="ce265"/>
          <table:table-cell table:style-name="ce47" office:value-type="string" calcext:value-type="string" table:number-columns-spanned="4" table:number-rows-spanned="1">
            <text:p>4人チェス</text:p>
          </table:table-cell>
          <table:covered-table-cell table:number-columns-repeated="3" table:style-name="ce58"/>
          <table:table-cell table:style-name="ce266" office:value-type="string" calcext:value-type="string" table:number-columns-spanned="2" table:number-rows-spanned="1">
            <text:p>14x14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121"/>
          <table:table-cell table:style-name="ce123" table:number-columns-repeated="8"/>
          <table:table-cell table:style-name="ce40"/>
          <table:table-cell table:style-name="ce58" table:number-columns-repeated="2"/>
          <table:table-cell table:style-name="ce47" office:value-type="string" calcext:value-type="string" table:number-columns-spanned="4" table:number-rows-spanned="1">
            <text:p>4人チェス</text:p>
          </table:table-cell>
          <table:covered-table-cell table:number-columns-repeated="3" table:style-name="ce58"/>
          <table:table-cell table:style-name="ce266" office:value-type="string" calcext:value-type="string" table:number-columns-spanned="2" table:number-rows-spanned="1">
            <text:p>14x14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40"/>
          <table:table-cell table:style-name="ce47"/>
          <table:table-cell table:style-name="Default" table:number-columns-repeated="18"/>
          <table:table-cell table:style-name="ce48"/>
          <table:table-cell table:style-name="ce265" table:number-columns-spanned="2" table:number-rows-spanned="1"/>
          <table:covered-table-cell table:style-name="ce265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将棋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123" table:number-columns-repeated="4"/>
          <table:table-cell table:style-name="ce40"/>
          <table:table-cell table:style-name="ce47" table:number-columns-repeated="2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将棋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40"/>
          <table:table-cell table:style-name="ce47"/>
          <table:table-cell table:style-name="ce27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style-name="ce48"/>
          <table:table-cell table:style-name="ce265" table:number-columns-spanned="2" table:number-rows-spanned="1"/>
          <table:covered-table-cell table:style-name="ce265"/>
          <table:table-cell table:style-name="ce266" table:number-columns-spanned="2" table:number-rows-spanned="1"/>
          <table:covered-table-cell table:style-name="ce266"/>
          <table:table-cell table:style-name="ce47" office:value-type="string" calcext:value-type="string" table:number-columns-spanned="4" table:number-rows-spanned="1">
            <text:p>四神将棋</text:p>
          </table:table-cell>
          <table:covered-table-cell table:number-columns-repeated="3" table:style-name="ce60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123" table:number-columns-repeated="4"/>
          <table:table-cell table:style-name="ce40"/>
          <table:table-cell table:style-name="ce47" table:number-columns-repeated="2"/>
          <table:table-cell table:style-name="ce266" table:number-columns-spanned="2" table:number-rows-spanned="1"/>
          <table:covered-table-cell table:style-name="ce266"/>
          <table:table-cell table:style-name="ce47" office:value-type="string" calcext:value-type="string" table:number-columns-spanned="4" table:number-rows-spanned="1">
            <text:p>四神将棋</text:p>
          </table:table-cell>
          <table:covered-table-cell table:style-name="ce46"/>
          <table:covered-table-cell table:number-columns-repeated="2" table:style-name="ce60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40"/>
          <table:table-cell table:style-name="ce47"/>
          <table:table-cell table:style-name="ce27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style-name="ce287"/>
          <table:table-cell table:style-name="ce265" table:number-columns-spanned="2" table:number-rows-spanned="1"/>
          <table:covered-table-cell table:style-name="ce265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汎用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左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123" table:number-columns-repeated="4"/>
          <table:table-cell table:style-name="ce40"/>
          <table:table-cell table:style-name="ce47" table:number-columns-repeated="2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office:value-type="string" calcext:value-type="string" table:number-columns-spanned="2" table:number-rows-spanned="1">
            <text:p>汎用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15x15</text:p>
          </table:table-cell>
          <table:covered-table-cell table:style-name="ce266"/>
          <table:table-cell table:style-name="ce266" office:value-type="string" calcext:value-type="string" table:number-columns-spanned="2" table:number-rows-spanned="1">
            <text:p>右下</text:p>
          </table:table-cell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266" table:number-columns-spanned="2" table:number-rows-spanned="1"/>
          <table:covered-table-cell table:style-name="ce266"/>
          <table:table-cell table:style-name="ce121"/>
          <table:table-cell table:style-name="ce292"/>
          <table:table-cell table:style-name="ce47"/>
          <table:table-cell table:style-name="ce27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29" office:value-type="string" calcext:value-type="string" table:number-columns-spanned="2" table:number-rows-spanned="1">
            <text:p>汎用</text:p>
          </table:table-cell>
          <table:covered-table-cell table:style-name="ce306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229" office:value-type="string" calcext:value-type="string" table:number-columns-spanned="2" table:number-rows-spanned="1">
            <text:p>右中</text:p>
          </table:table-cell>
          <table:covered-table-cell table:style-name="ce306"/>
          <table:table-cell table:style-name="ce105" table:number-columns-spanned="2" table:number-rows-spanned="1"/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number-columns-repeated="424"/>
        </table:table-row>
        <table:table-row table:style-name="ro3">
          <table:table-cell table:style-name="ce40"/>
          <table:table-cell table:style-name="ce48" table:number-columns-repeated="4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ce75"/>
          <table:table-cell table:style-name="Default" table:number-columns-repeated="18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128" table:number-columns-spanned="2" table:number-rows-spanned="2"/>
          <table:covered-table-cell table:style-name="ce115"/>
          <table:table-cell table:style-name="ce134" office:value-type="string" calcext:value-type="string" table:number-columns-spanned="2" table:number-rows-spanned="2">
            <text:p>河</text:p>
          </table:table-cell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55" table:number-columns-spanned="2" table:number-rows-spanned="2"/>
          <table:covered-table-cell table:style-name="ce157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9" table:number-columns-repeated="18"/>
          <table:table-cell table:style-name="ce75" table:number-columns-spanned="1" table:number-rows-spanned="2"/>
          <table:table-cell table:style-name="ce97" table:number-columns-spanned="2" table:number-rows-spanned="1"/>
          <table:covered-table-cell table:style-name="ce116"/>
          <table:table-cell table:style-name="ce242" table:number-columns-spanned="2" table:number-rows-spanned="1"/>
          <table:covered-table-cell table:style-name="ce116"/>
          <table:table-cell table:style-name="ce116" table:number-columns-spanned="2" table:number-rows-spanned="1"/>
          <table:covered-table-cell table:style-name="ce116"/>
          <table:table-cell table:style-name="ce244" table:number-columns-spanned="2" table:number-rows-spanned="1"/>
          <table:covered-table-cell table:style-name="ce116"/>
          <table:table-cell table:style-name="ce116" office:value-type="string" calcext:value-type="string" table:number-columns-spanned="2" table:number-rows-spanned="1">
            <text:p>汎用</text:p>
          </table:table-cell>
          <table:covered-table-cell table:style-name="ce116"/>
          <table:table-cell table:style-name="ce242" office:value-type="string" calcext:value-type="string" table:number-columns-spanned="2" table:number-rows-spanned="1">
            <text:p>10x10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下</text:p>
          </table:table-cell>
          <table:covered-table-cell table:style-name="ce116"/>
          <table:table-cell table:style-name="ce242" table:number-columns-spanned="2" table:number-rows-spanned="1"/>
          <table:covered-table-cell table:style-name="ce116"/>
          <table:table-cell table:style-name="ce116" table:number-columns-spanned="2" table:number-rows-spanned="1"/>
          <table:covered-table-cell table:style-name="ce116"/>
          <table:table-cell table:style-name="ce250" table:number-columns-spanned="2" table:number-rows-spanned="1"/>
          <table:covered-table-cell table:style-name="ce153"/>
          <table:table-cell table:style-name="Default"/>
          <table:table-cell table:style-name="ce48"/>
          <table:table-cell table:style-name="ce40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Default" table:number-columns-repeated="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0x10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Default" table:number-columns-repeated="20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9" office:value-type="string" calcext:value-type="string" table:number-columns-spanned="2" table:number-rows-spanned="1">
            <text:p>チェス</text:p>
          </table:table-cell>
          <table:covered-table-cell table:style-name="ce87"/>
          <table:table-cell table:style-name="ce91" office:value-type="string" calcext:value-type="string" table:number-columns-spanned="2" table:number-rows-spanned="1">
            <text:p>10x10</text:p>
          </table:table-cell>
          <table:covered-table-cell table:style-name="ce85"/>
          <table:table-cell table:style-name="ce89" office:value-type="string" calcext:value-type="string" table:number-columns-spanned="2" table:number-rows-spanned="1">
            <text:p>下</text:p>
          </table:table-cell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covered-table-cell table:style-name="ce249"/>
          <table:covered-table-cell table:number-columns-repeated="10" table:style-name="ce251"/>
          <table:covered-table-cell table:style-name="ce258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covered-table-cell table:number-columns-repeated="12" table:style-name="ce251"/>
          <table:covered-table-cell table:style-name="ce68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八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3"/>
          <table:table-cell table:style-name="ce311" table:number-columns-spanned="2" table:number-rows-spanned="1"/>
          <table:covered-table-cell table:style-name="ce311"/>
          <table:table-cell table:style-name="ce314" office:value-type="string" calcext:value-type="string" table:number-columns-spanned="2" table:number-rows-spanned="1">
            <text:p>4人</text:p>
          </table:table-cell>
          <table:covered-table-cell table:style-name="ce297"/>
          <table:table-cell table:style-name="ce300" office:value-type="string" calcext:value-type="string" table:number-columns-spanned="2" table:number-rows-spanned="1">
            <text:p>チェス</text:p>
          </table:table-cell>
          <table:covered-table-cell table:style-name="ce300"/>
          <table:table-cell table:style-name="ce303" office:value-type="string" calcext:value-type="string" table:number-columns-spanned="2" table:number-rows-spanned="1">
            <text:p>14x14</text:p>
          </table:table-cell>
          <table:covered-table-cell table:style-name="ce305"/>
          <table:table-cell table:style-name="ce300" office:value-type="string" calcext:value-type="string" table:number-columns-spanned="2" table:number-rows-spanned="1">
            <text:p>右中</text:p>
          </table:table-cell>
          <table:covered-table-cell table:style-name="ce300"/>
          <table:table-cell table:style-name="ce297" table:number-columns-spanned="2" table:number-rows-spanned="1"/>
          <table:covered-table-cell table:style-name="ce297"/>
          <table:table-cell table:style-name="ce311" table:number-columns-spanned="2" table:number-rows-spanned="1"/>
          <table:covered-table-cell table:style-name="ce311"/>
          <table:table-cell table:style-name="ce9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一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一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ce286" office:value-type="float" office:value="4" calcext:value-type="float" table:number-columns-spanned="1" table:number-rows-spanned="2">
            <text:p>4</text:p>
          </table:table-cell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34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一</text:p>
          </table:table-cell>
          <table:table-cell table:style-name="ce79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六</text:p>
          </table:table-cell>
          <table:table-cell table:number-columns-repeated="424"/>
        </table:table-row>
        <table:table-row table:style-name="ro3"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9x9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style-name="ce75"/>
          <table:table-cell table:style-name="ce152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9" office:value-type="string" calcext:value-type="string" table:number-columns-spanned="2" table:number-rows-spanned="1">
            <text:p>チェス</text:p>
          </table:table-cell>
          <table:covered-table-cell table:style-name="ce87"/>
          <table:table-cell table:style-name="ce91" office:value-type="string" calcext:value-type="string" table:number-columns-spanned="2" table:number-rows-spanned="1">
            <text:p>8x8</text:p>
          </table:table-cell>
          <table:covered-table-cell table:style-name="ce85"/>
          <table:table-cell table:style-name="ce89" office:value-type="string" calcext:value-type="string" table:number-columns-spanned="2" table:number-rows-spanned="1">
            <text:p>下</text:p>
          </table:table-cell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93"/>
          <table:covered-table-cell table:style-name="ce75"/>
          <table:covered-table-cell table:style-name="ce39"/>
          <table:covered-table-cell table:style-name="ce129"/>
          <table:covered-table-cell table:style-name="ce119"/>
          <table:covered-table-cell table:style-name="ce129"/>
          <table:covered-table-cell table:number-columns-repeated="14" table:style-name="ce119"/>
          <table:covered-table-cell table:style-name="ce155"/>
          <table:covered-table-cell table:style-name="ce68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75"/>
          <table:table-cell table:style-name="ce148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08"/>
          <table:table-cell table:style-name="ce162" office:value-type="string" calcext:value-type="string" table:number-columns-spanned="2" table:number-rows-spanned="1">
            <text:p>マーク</text:p>
          </table:table-cell>
          <table:covered-table-cell table:style-name="ce208"/>
          <table:table-cell table:style-name="ce165" office:value-type="string" calcext:value-type="string" table:number-columns-spanned="2" table:number-rows-spanned="1">
            <text:p>ルック</text:p>
          </table:table-cell>
          <table:covered-table-cell table:style-name="ce208"/>
          <table:table-cell table:style-name="ce168" office:value-type="string" calcext:value-type="string" table:number-columns-spanned="2" table:number-rows-spanned="1">
            <text:p>8x8</text:p>
          </table:table-cell>
          <table:covered-table-cell table:style-name="ce208"/>
          <table:table-cell table:style-name="ce168" office:value-type="string" calcext:value-type="string" table:number-columns-spanned="2" table:number-rows-spanned="1">
            <text:p>下</text:p>
          </table:table-cell>
          <table:covered-table-cell table:style-name="ce208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08"/>
          <table:table-cell table:style-name="ce222"/>
          <table:covered-table-cell table:style-name="ce75"/>
          <table:table-cell table:style-name="ce167" table:number-columns-spanned="2" table:number-rows-spanned="2"/>
          <table:covered-table-cell table:style-name="ce115"/>
          <table:table-cell table:style-name="ce134" table:number-columns-spanned="2" table:number-rows-spanned="2"/>
          <table:covered-table-cell table:style-name="ce115"/>
          <table:table-cell table:style-name="ce172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77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77" table:number-columns-spanned="2" table:number-rows-spanned="2"/>
          <table:covered-table-cell table:style-name="ce115"/>
          <table:table-cell table:style-name="ce119" table:number-columns-spanned="2" table:number-rows-spanned="2"/>
          <table:covered-table-cell table:style-name="ce115"/>
          <table:table-cell table:style-name="ce177" table:number-columns-spanned="2" table:number-rows-spanned="2"/>
          <table:covered-table-cell table:style-name="ce115"/>
          <table:table-cell table:style-name="ce155" table:number-columns-spanned="2" table:number-rows-spanned="2"/>
          <table:covered-table-cell table:style-name="ce157"/>
          <table:table-cell table:style-name="Default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 table:number-columns-repeated="20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covered-table-cell table:number-columns-repeated="14" table:style-name="ce75"/>
          <table:covered-table-cell table:style-name="ce26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七</text:p>
          </table:table-cell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12" table:style-name="ce75"/>
          <table:covered-table-cell table:style-name="ce26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9" table:style-name="ce7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number-columns-repeated="2" table:style-name="ce75"/>
          <table:table-cell table:style-name="Default" table:number-columns-repeated="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2" table:style-name="ce325"/>
          <table:covered-table-cell table:number-columns-repeated="12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79"/>
          <table:covered-table-cell table:style-name="ce75"/>
          <table:covered-table-cell table:style-name="ce262"/>
          <table:covered-table-cell table:number-columns-repeated="16" table:style-name="ce45"/>
          <table:covered-table-cell table:style-name="ce68"/>
          <table:table-cell table:number-columns-repeated="424"/>
        </table:table-row>
        <table:table-row table:style-name="ro4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ce75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4" calcext:value-type="float" table:number-columns-spanned="1" table:number-rows-spanned="2">
            <text:p>4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style-name="ce129"/>
          <table:covered-table-cell table:style-name="ce119"/>
          <table:covered-table-cell table:style-name="ce129"/>
          <table:covered-table-cell table:style-name="ce119"/>
          <table:covered-table-cell table:style-name="ce129"/>
          <table:covered-table-cell table:number-columns-repeated="14" table:style-name="ce119"/>
          <table:covered-table-cell table:style-name="ce155"/>
          <table:table-cell table:style-name="Default"/>
          <table:table-cell table:style-name="ce48"/>
          <table:table-cell table:style-name="ce40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Default" table:number-columns-repeated="2"/>
          <table:covered-table-cell table:number-columns-repeated="20" table:style-name="ce45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9" office:value-type="string" calcext:value-type="string" table:number-columns-spanned="2" table:number-rows-spanned="1">
            <text:p>チェス</text:p>
          </table:table-cell>
          <table:covered-table-cell table:style-name="ce87"/>
          <table:table-cell table:style-name="ce91" office:value-type="string" calcext:value-type="string" table:number-columns-spanned="2" table:number-rows-spanned="1">
            <text:p>10x8</text:p>
          </table:table-cell>
          <table:covered-table-cell table:style-name="ce85"/>
          <table:table-cell table:style-name="ce89" office:value-type="string" calcext:value-type="string" table:number-columns-spanned="2" table:number-rows-spanned="1">
            <text:p>下</text:p>
          </table:table-cell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table-cell table:style-name="ce85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87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49"/>
          <table:covered-table-cell table:number-columns-repeated="10" table:style-name="ce251"/>
          <table:covered-table-cell table:style-name="ce258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covered-table-cell table:number-columns-repeated="12" table:style-name="ce251"/>
          <table:covered-table-cell table:style-name="ce68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九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二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七</text:p>
          </table:table-cell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二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七</text:p>
          </table:table-cell>
          <table:table-cell table:style-name="ce286" office:value-type="float" office:value="3" calcext:value-type="float" table:number-columns-spanned="1" table:number-rows-spanned="2">
            <text:p>3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68" office:value-type="string" calcext:value-type="string" table:number-columns-spanned="1" table:number-rows-spanned="2">
            <text:p>十</text:p>
            <text:p>二</text:p>
          </table:table-cell>
          <table:table-cell table:style-name="ce79" table:number-columns-spanned="1" table:number-rows-spanned="2"/>
          <table:table-cell table:style-name="ce75" table:number-columns-spanned="1" table:number-rows-spanned="2"/>
          <table:table-cell table:style-name="ce296" table:number-columns-spanned="1" table:number-rows-spanned="2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七</text:p>
          </table:table-cell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style-name="ce75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39"/>
          <table:covered-table-cell table:number-columns-repeated="18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Default"/>
          <table:table-cell table:style-name="ce47"/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7x7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covered-table-cell table:number-columns-repeated="14" table:style-name="ce75"/>
          <table:covered-table-cell table:style-name="ce26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八</text:p>
          </table:table-cell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12" table:style-name="ce75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9" table:style-name="ce7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number-columns-repeated="2" table:style-name="ce75"/>
          <table:table-cell table:style-name="Default" table:number-columns-repeated="3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8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5"/>
          <table:covered-table-cell table:style-name="ce68"/>
          <table:covered-table-cell table:style-name="ce79"/>
          <table:covered-table-cell table:style-name="ce75"/>
          <table:covered-table-cell table:style-name="ce296"/>
          <table:covered-table-cell table:number-columns-repeated="16" table:style-name="ce45"/>
          <table:covered-table-cell table:style-name="ce68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七</text:p>
          </table:table-cell>
          <table:table-cell table:style-name="ce75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3" calcext:value-type="float" table:number-columns-spanned="1" table:number-rows-spanned="2">
            <text:p>3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五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49"/>
          <table:covered-table-cell table:number-columns-repeated="10" table:style-name="ce251"/>
          <table:covered-table-cell table:style-name="ce258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covered-table-cell table:number-columns-repeated="12" table:style-name="ce251"/>
          <table:covered-table-cell table:style-name="ce68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18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18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83" table:number-columns-spanned="6" table:number-rows-spanned="6"/>
          <table:covered-table-cell table:number-columns-repeated="5"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3" table:number-columns-spanned="6" table:number-rows-spanned="6"/>
          <table:covered-table-cell table:number-columns-repeated="5"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3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三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八</text:p>
          </table:table-cell>
          <table:table-cell table:style-name="ce249" table:number-columns-spanned="1" table:number-rows-spanned="2"/>
          <table:table-cell table:style-name="ce251" table:number-columns-spanned="6" table:number-rows-spanned="6"/>
          <table:covered-table-cell table:number-columns-repeated="5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6" table:number-rows-spanned="6"/>
          <table:covered-table-cell table:number-columns-repeated="5" table:style-name="ce251"/>
          <table:table-cell table:style-name="ce68" office:value-type="string" calcext:value-type="string" table:number-columns-spanned="1" table:number-rows-spanned="2">
            <text:p>十</text:p>
            <text:p>三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八</text:p>
          </table:table-cell>
          <table:table-cell table:style-name="ce286" office:value-type="float" office:value="2" calcext:value-type="float" table:number-columns-spanned="1" table:number-rows-spanned="2">
            <text:p>2</text:p>
          </table:table-cell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34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十</text:p>
            <text:p>三</text:p>
          </table:table-cell>
          <table:table-cell table:style-name="ce79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八</text:p>
          </table:table-cell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covered-table-cell table:number-columns-repeated="14" table:style-name="ce75"/>
          <table:covered-table-cell table:style-name="ce26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九</text:p>
          </table:table-cell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12" table:style-name="ce75"/>
          <table:covered-table-cell table:style-name="ce26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6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9" table:style-name="ce7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8" table:style-name="ce83"/>
          <table:covered-table-cell table:style-name="ce93"/>
          <table:covered-table-cell table:number-columns-repeated="2" table:style-name="ce75"/>
          <table:table-cell table:style-name="Default" table:number-columns-repeated="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6" table:style-name="ce323"/>
          <table:covered-table-cell table:number-columns-repeated="2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3"/>
          <table:covered-table-cell table:style-name="ce68"/>
          <table:covered-table-cell table:style-name="ce79"/>
          <table:covered-table-cell table:style-name="ce75"/>
          <table:covered-table-cell table:style-name="ce262"/>
          <table:covered-table-cell table:number-columns-repeated="16" table:style-name="ce45"/>
          <table:covered-table-cell table:style-name="ce68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八</text:p>
          </table:table-cell>
          <table:table-cell table:style-name="ce75"/>
          <table:table-cell table:style-name="ce152" office:value-type="float" office:value="2" calcext:value-type="float" table:number-columns-spanned="1" table:number-rows-spanned="2">
            <text:p>2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142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142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 table:number-columns-spanned="1" table:number-rows-spanned="2"/>
          <table:table-cell table:style-name="ce148" office:value-type="float" office:value="2" calcext:value-type="float" table:number-columns-spanned="1" table:number-rows-spanned="2">
            <text:p>2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 table:number-columns-spanned="1" table:number-rows-spanned="2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六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49"/>
          <table:covered-table-cell table:number-columns-repeated="10" table:style-name="ce251"/>
          <table:covered-table-cell table:style-name="ce258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covered-table-cell table:number-columns-repeated="12" table:style-name="ce251"/>
          <table:covered-table-cell table:style-name="ce68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一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2" calcext:value-type="float" table:number-columns-spanned="1" table:number-rows-spanned="2">
            <text:p>2</text:p>
          </table:table-cell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2" calcext:value-type="float" table:number-columns-spanned="1" table:number-rows-spanned="2">
            <text:p>2</text:p>
          </table:table-cell>
          <table:covered-table-cell table:number-columns-repeated="6" table:style-name="ce83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covered-table-cell table:number-columns-repeated="6"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四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九</text:p>
          </table:table-cell>
          <table:table-cell table:style-name="ce249" table:number-columns-spanned="1" table:number-rows-spanned="2"/>
          <table:covered-table-cell table:number-columns-repeated="6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number-columns-repeated="7" table:style-name="ce251"/>
          <table:table-cell table:style-name="ce68" office:value-type="string" calcext:value-type="string" table:number-columns-spanned="1" table:number-rows-spanned="2">
            <text:p>十</text:p>
            <text:p>四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九</text:p>
          </table:table-cell>
          <table:table-cell table:style-name="ce286" office:value-type="float" office:value="1" calcext:value-type="float" table:number-columns-spanned="1" table:number-rows-spanned="2">
            <text:p>1</text:p>
          </table:table-cell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27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十</text:p>
            <text:p>四</text:p>
          </table:table-cell>
          <table:table-cell table:style-name="ce79" table:number-columns-spanned="1" table:number-rows-spanned="2"/>
          <table:table-cell table:style-name="ce75" table:number-columns-spanned="1" table:number-rows-spanned="2"/>
          <table:table-cell table:style-name="ce296" table:number-columns-spanned="1" table:number-rows-spanned="2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九</text:p>
          </table:table-cell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75"/>
          <table:covered-table-cell table:style-name="ce148"/>
          <table:covered-table-cell table:number-columns-repeated="16" table:style-name="ce196"/>
          <table:covered-table-cell table:style-name="ce222"/>
          <table:covered-table-cell table:style-name="ce7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42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covered-table-cell table:number-columns-repeated="14" table:style-name="ce75"/>
          <table:covered-table-cell table:style-name="ce26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</table:table-cell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2"/>
          <table:covered-table-cell table:number-columns-repeated="12" table:style-name="ce251"/>
          <table:covered-table-cell table:style-name="ce68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12" table:style-name="ce75"/>
          <table:covered-table-cell table:style-name="ce262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8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9" table:style-name="ce7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6" table:style-name="ce83"/>
          <table:covered-table-cell table:style-name="ce93"/>
          <table:covered-table-cell table:number-columns-repeated="2" table:style-name="ce75"/>
          <table:table-cell table:style-name="Default" table:number-columns-repeated="3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93" table:number-columns-spanned="1" table:number-rows-spanned="2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6" table:style-name="ce323"/>
          <table:covered-table-cell table:number-columns-repeated="2" table:style-name="ce325"/>
          <table:covered-table-cell table:number-columns-repeated="6" table:style-name="ce251"/>
          <table:covered-table-cell table:style-name="ce258"/>
          <table:covered-table-cell table:number-columns-repeated="6" table:style-name="ce75"/>
          <table:covered-table-cell table:style-name="ce262"/>
          <table:covered-table-cell table:number-columns-repeated="10" table:style-name="ce251"/>
          <table:covered-table-cell table:number-columns-repeated="6" table:style-name="ce323"/>
          <table:covered-table-cell table:style-name="ce68"/>
          <table:covered-table-cell table:style-name="ce79"/>
          <table:covered-table-cell table:style-name="ce75"/>
          <table:covered-table-cell table:style-name="ce296"/>
          <table:covered-table-cell table:number-columns-repeated="16" table:style-name="ce45"/>
          <table:covered-table-cell table:style-name="ce68"/>
          <table:table-cell table:number-columns-repeated="42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九</text:p>
          </table:table-cell>
          <table:table-cell table:style-name="ce75"/>
          <table:table-cell table:style-name="ce152" office:value-type="float" office:value="1" calcext:value-type="float" table:number-columns-spanned="1" table:number-rows-spanned="2">
            <text:p>1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table:number-columns-spanned="1" table:number-rows-spanned="2"/>
          <table:table-cell table:style-name="ce75"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196" table:number-columns-spanned="2" table:number-rows-spanned="2"/>
          <table:covered-table-cell table:style-name="ce196"/>
          <table:table-cell table:style-name="ce222" table:number-columns-spanned="1" table:number-rows-spanned="2"/>
          <table:table-cell table:style-name="ce75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七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49"/>
          <table:covered-table-cell table:number-columns-repeated="10" table:style-name="ce251"/>
          <table:covered-table-cell table:style-name="ce258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covered-table-cell table:number-columns-repeated="12" table:style-name="ce251"/>
          <table:covered-table-cell table:style-name="ce68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二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1" calcext:value-type="float" table:number-columns-spanned="1" table:number-rows-spanned="2">
            <text:p>1</text:p>
          </table:table-cell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9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18"/>
          <table:table-cell table:style-name="ce152" office:value-type="float" office:value="1" calcext:value-type="float" table:number-columns-spanned="1" table:number-rows-spanned="2">
            <text:p>1</text:p>
          </table:table-cell>
          <table:covered-table-cell table:number-columns-repeated="6"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2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number-columns-repeated="7" table:style-name="ce83"/>
          <table:table-cell table:style-name="ce93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Default" table:number-columns-repeated="3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93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五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</table:table-cell>
          <table:table-cell table:style-name="ce249" table:number-columns-spanned="1" table:number-rows-spanned="2"/>
          <table:covered-table-cell table:number-columns-repeated="6"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number-columns-repeated="7" table:style-name="ce251"/>
          <table:table-cell table:style-name="ce68" office:value-type="string" calcext:value-type="string" table:number-columns-spanned="1" table:number-rows-spanned="2">
            <text:p>十</text:p>
            <text:p>五</text:p>
          </table:table-cell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</table:table-cell>
          <table:table-cell table:style-name="ce286" table:number-columns-spanned="1" table:number-rows-spanned="2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37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63" table:number-columns-spanned="1" table:number-rows-spanned="2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325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325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218" table:number-columns-spanned="2" table:number-rows-spanned="2"/>
          <table:covered-table-cell table:style-name="ce323"/>
          <table:table-cell table:style-name="ce68" office:value-type="string" calcext:value-type="string" table:number-columns-spanned="1" table:number-rows-spanned="2">
            <text:p>十</text:p>
            <text:p>五</text:p>
          </table:table-cell>
          <table:table-cell table:style-name="ce79" table:number-columns-spanned="1" table:number-rows-spanned="2"/>
          <table:table-cell table:style-name="ce75" table:number-columns-spanned="1" table:number-rows-spanned="2"/>
          <table:table-cell table:style-name="ce262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45"/>
          <table:table-cell table:style-name="ce68" office:value-type="string" calcext:value-type="string" table:number-columns-spanned="1" table:number-rows-spanned="2">
            <text:p>十</text:p>
          </table:table-cell>
          <table:table-cell table:number-columns-repeated="42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8"/>
          <table:table-cell table:style-name="ce75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table-cell table:style-name="ce75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covered-table-cell table:style-name="ce39"/>
          <table:covered-table-cell table:number-columns-repeated="6" table:style-name="ce45"/>
          <table:covered-table-cell table:number-columns-repeated="6" table:style-name="ce131"/>
          <table:covered-table-cell table:number-columns-repeated="6" table:style-name="ce45"/>
          <table:covered-table-cell table:style-name="ce68"/>
          <table:table-cell table:style-name="ce75"/>
          <table:covered-table-cell table:style-name="ce148"/>
          <table:covered-table-cell table:number-columns-repeated="16" table:style-name="ce196"/>
          <table:covered-table-cell table:style-name="ce222"/>
          <table:table-cell table:style-name="ce7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ce131" table:number-columns-spanned="2" table:number-rows-spanned="2"/>
          <table:covered-table-cell table:style-name="ce131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8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83" table:number-columns-spanned="2" table:number-rows-spanned="2"/>
          <table:covered-table-cell table:style-name="ce83"/>
          <table:table-cell table:style-name="ce82" table:number-columns-spanned="2" table:number-rows-spanned="2"/>
          <table:covered-table-cell table:style-name="ce82"/>
          <table:table-cell table:style-name="ce249" table:number-columns-spanned="1" table:number-rows-spanned="2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8" table:number-columns-spanned="1" table:number-rows-spanned="2"/>
          <table:covered-table-cell table:number-columns-repeated="14" table:style-name="ce75"/>
          <table:covered-table-cell table:style-name="ce263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251" table:number-columns-spanned="2" table:number-rows-spanned="2"/>
          <table:covered-table-cell table:style-name="ce251"/>
          <table:table-cell table:style-name="ce68" office:value-type="string" calcext:value-type="string" table:number-columns-spanned="1" table:number-rows-spanned="2">
            <text:p>十</text:p>
            <text:p>一</text:p>
          </table:table-cell>
          <table:covered-table-cell table:style-name="ce249"/>
          <table:covered-table-cell table:number-columns-repeated="12" table:style-name="ce251"/>
          <table:covered-table-cell table:style-name="ce258"/>
          <table:covered-table-cell table:number-columns-repeated="12" table:style-name="ce75"/>
          <table:covered-table-cell table:style-name="ce263"/>
          <table:covered-table-cell table:number-columns-repeated="12" table:style-name="ce251"/>
          <table:covered-table-cell table:style-name="ce68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95"/>
          <table:covered-table-cell table:number-columns-repeated="12" table:style-name="ce75"/>
          <table:covered-table-cell table:style-name="ce263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93"/>
          <table:covered-table-cell table:number-columns-repeated="2" table:style-name="ce75"/>
          <table:table-cell table:style-name="Default" table:number-columns-repeated="18"/>
          <table:covered-table-cell table:style-name="ce152"/>
          <table:covered-table-cell table:number-columns-repeated="6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style-name="ce293"/>
          <table:covered-table-cell table:number-columns-repeated="9" table:style-name="ce75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8" table:style-name="ce83"/>
          <table:covered-table-cell table:style-name="ce93"/>
          <table:covered-table-cell table:number-columns-repeated="2" table:style-name="ce75"/>
          <table:table-cell table:style-name="Default" table:number-columns-repeated="3"/>
          <table:table-cell table:style-name="ce307" table:number-columns-spanned="2" table:number-rows-spanned="1"/>
          <table:covered-table-cell table:style-name="ce307"/>
          <table:table-cell table:style-name="ce315" office:value-type="string" calcext:value-type="string" table:number-columns-spanned="2" table:number-rows-spanned="1">
            <text:p>4人</text:p>
          </table:table-cell>
          <table:covered-table-cell table:style-name="ce298"/>
          <table:table-cell table:style-name="ce301" office:value-type="string" calcext:value-type="string" table:number-columns-spanned="2" table:number-rows-spanned="1">
            <text:p>チェス</text:p>
          </table:table-cell>
          <table:covered-table-cell table:style-name="ce302"/>
          <table:table-cell table:style-name="ce304" office:value-type="string" calcext:value-type="string" table:number-columns-spanned="2" table:number-rows-spanned="1">
            <text:p>14x14</text:p>
          </table:table-cell>
          <table:covered-table-cell table:style-name="ce304"/>
          <table:table-cell table:style-name="ce301" office:value-type="string" calcext:value-type="string" table:number-columns-spanned="2" table:number-rows-spanned="1">
            <text:p>右中</text:p>
          </table:table-cell>
          <table:covered-table-cell table:style-name="ce302"/>
          <table:table-cell table:style-name="ce298" table:number-columns-spanned="2" table:number-rows-spanned="1"/>
          <table:covered-table-cell table:style-name="ce298"/>
          <table:table-cell table:style-name="ce307" table:number-columns-spanned="2" table:number-rows-spanned="1"/>
          <table:covered-table-cell table:style-name="ce307"/>
          <table:table-cell table:style-name="ce93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3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49"/>
          <table:covered-table-cell table:number-columns-repeated="14" table:style-name="ce251"/>
          <table:covered-table-cell table:style-name="ce258"/>
          <table:covered-table-cell table:number-columns-repeated="6" table:style-name="ce75"/>
          <table:covered-table-cell table:style-name="ce263"/>
          <table:covered-table-cell table:number-columns-repeated="16" table:style-name="ce251"/>
          <table:covered-table-cell table:style-name="ce68"/>
          <table:covered-table-cell table:number-columns-repeated="2" table:style-name="ce75"/>
          <table:covered-table-cell table:style-name="ce262"/>
          <table:covered-table-cell table:number-columns-repeated="16" table:style-name="ce251"/>
          <table:covered-table-cell table:style-name="ce68"/>
          <table:covered-table-cell table:style-name="ce286"/>
          <table:covered-table-cell table:number-columns-repeated="6" table:style-name="ce323"/>
          <table:covered-table-cell table:number-columns-repeated="8" table:style-name="ce325"/>
          <table:covered-table-cell table:style-name="ce299"/>
          <table:covered-table-cell table:number-columns-repeated="6" table:style-name="ce75"/>
          <table:covered-table-cell table:style-name="ce263"/>
          <table:covered-table-cell table:number-columns-repeated="10" table:style-name="ce325"/>
          <table:covered-table-cell table:number-columns-repeated="6" table:style-name="ce323"/>
          <table:covered-table-cell table:style-name="ce68"/>
          <table:covered-table-cell table:style-name="ce79"/>
          <table:covered-table-cell table:style-name="ce75"/>
          <table:covered-table-cell table:style-name="ce262"/>
          <table:covered-table-cell table:number-columns-repeated="16" table:style-name="ce45"/>
          <table:covered-table-cell table:style-name="ce68"/>
          <table:table-cell table:number-columns-repeated="424"/>
        </table:table-row>
        <table:table-row table:style-name="ro3"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ce75"/>
          <table:table-cell table:style-name="ce151"/>
          <table:table-cell table:style-name="ce81" office:value-type="string" calcext:value-type="string" table:number-columns-spanned="2" table:number-rows-spanned="1">
            <text:p>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c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h</text:p>
          </table:table-cell>
          <table:covered-table-cell table:style-name="ce81"/>
          <table:table-cell table:style-name="ce151"/>
          <table:table-cell table:style-name="ce75"/>
          <table:table-cell table:style-name="ce96"/>
          <table:table-cell table:style-name="ce96" office:value-type="string" calcext:value-type="string" table:number-columns-spanned="2" table:number-rows-spanned="1">
            <text:p>一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二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三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四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五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六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七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八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九</text:p>
          </table:table-cell>
          <table:covered-table-cell table:style-name="ce96"/>
          <table:table-cell table:style-name="ce154"/>
          <table:table-cell table:style-name="ce96"/>
          <table:table-cell table:style-name="ce96" office:value-type="string" calcext:value-type="string" table:number-columns-spanned="2" table:number-rows-spanned="1">
            <text:p>一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二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三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四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五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六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七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八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九</text:p>
          </table:table-cell>
          <table:covered-table-cell table:style-name="ce96"/>
          <table:table-cell table:style-name="ce154"/>
          <table:table-cell table:style-name="ce75"/>
          <table:table-cell table:style-name="ce150"/>
          <table:table-cell table:style-name="ce192" office:value-type="string" calcext:value-type="string" table:number-columns-spanned="2" table:number-rows-spanned="1">
            <text:p>a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c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d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e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f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g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h</text:p>
          </table:table-cell>
          <table:covered-table-cell table:style-name="ce192"/>
          <table:table-cell table:style-name="ce150"/>
          <table:table-cell table:style-name="ce7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covered-table-cell table:number-columns-repeated="2" table:style-name="ce131"/>
          <table:covered-table-cell table:number-columns-repeated="2" table:style-name="ce45"/>
          <table:table-cell table:style-name="Default"/>
          <table:table-cell table:style-name="ce40"/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number-columns-repeated="2" table:style-name="ce83"/>
          <table:covered-table-cell table:number-columns-repeated="2" table:style-name="ce82"/>
          <table:covered-table-cell table:style-name="ce249"/>
          <table:covered-table-cell table:number-columns-repeated="10" table:style-name="ce251"/>
          <table:covered-table-cell table:style-name="ce258"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style-name="ce40" table:number-columns-repeated="3"/>
          <table:covered-table-cell table:number-columns-repeated="12" table:style-name="ce251"/>
          <table:covered-table-cell table:style-name="ce68"/>
          <table:table-cell table:style-name="ce24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Default" table:number-columns-repeated="6"/>
          <table:table-cell table:style-name="ce40" table:number-columns-repeated="2"/>
          <table:table-cell table:style-name="Default" table:number-columns-repeated="2"/>
          <table:table-cell table:style-name="ce40" table:number-columns-repeated="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ce40" table:number-columns-repeated="2"/>
          <table:table-cell table:style-name="Default" table:number-columns-repeated="18"/>
          <table:table-cell table:style-name="ce151"/>
          <table:table-cell table:style-name="ce81" office:value-type="string" calcext:value-type="string" table:number-columns-spanned="2" table:number-rows-spanned="1">
            <text:p>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c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</text:p>
          </table:table-cell>
          <table:covered-table-cell table:style-name="ce81"/>
          <table:table-cell table:style-name="ce93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ce40" table:number-columns-repeated="3"/>
          <table:table-cell table:style-name="ce8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h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I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j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k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</text:p>
          </table:table-cell>
          <table:covered-table-cell table:style-name="ce81"/>
          <table:table-cell table:style-name="ce93"/>
          <table:table-cell table:style-name="ce40" table:number-columns-repeated="2"/>
          <table:table-cell table:style-name="Default" table:number-columns-repeated="18"/>
          <table:table-cell table:style-name="ce151"/>
          <table:table-cell table:style-name="ce81" office:value-type="string" calcext:value-type="string" table:number-columns-spanned="2" table:number-rows-spanned="1">
            <text:p>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c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81"/>
          <table:table-cell table:style-name="ce93"/>
          <table:table-cell table:style-name="Default" table:number-columns-repeated="8"/>
          <table:table-cell table:style-name="ce40"/>
          <table:table-cell table:style-name="ce81" office:value-type="string" calcext:value-type="string" table:number-columns-spanned="2" table:number-rows-spanned="1">
            <text:p>h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h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I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j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k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</text:p>
          </table:table-cell>
          <table:covered-table-cell table:style-name="ce81"/>
          <table:table-cell table:style-name="ce93"/>
          <table:table-cell table:style-name="ce40" table:number-columns-repeated="2"/>
          <table:table-cell table:style-name="Default" table:number-columns-repeated="18"/>
          <table:table-cell table:style-name="ce24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number-columns-repeated="4"/>
          <table:table-cell table:style-name="ce40" table:number-columns-repeated="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ce40" table:number-columns-repeated="3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68"/>
          <table:table-cell table:style-name="ce24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Default" table:number-columns-repeated="4"/>
          <table:table-cell table:style-name="ce40" table:number-columns-repeated="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8"/>
          <table:table-cell table:style-name="ce40" table:number-columns-repeated="3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68"/>
          <table:table-cell table:style-name="ce286"/>
          <table:table-cell table:style-name="ce96" table:number-columns-spanned="2" table:number-rows-spanned="1"/>
          <table:covered-table-cell table:style-name="ce96"/>
          <table:table-cell table:style-name="ce96" office:value-type="string" calcext:value-type="string" table:number-columns-spanned="2" table:number-rows-spanned="1">
            <text:p>a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b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c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d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e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f</text:p>
          </table:table-cell>
          <table:covered-table-cell table:style-name="ce96"/>
          <table:table-cell table:style-name="ce154"/>
          <table:table-cell table:style-name="ce290" table:number-columns-repeated="4"/>
          <table:table-cell table:style-name="ce291" table:number-columns-repeated="3"/>
          <table:table-cell table:style-name="ce96" office:value-type="string" calcext:value-type="string" table:number-columns-spanned="2" table:number-rows-spanned="1">
            <text:p>g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h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I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j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k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l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m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text:p>n</text:p>
          </table:table-cell>
          <table:covered-table-cell table:style-name="ce96"/>
          <table:table-cell table:style-name="ce68"/>
          <table:table-cell table:style-name="ce292"/>
          <table:table-cell table:style-name="ce40" table:number-columns-repeated="2"/>
          <table:table-cell table:style-name="ce228" table:number-columns-spanned="2" table:number-rows-spanned="1"/>
          <table:covered-table-cell table:style-name="ce230"/>
          <table:table-cell table:style-name="ce113" table:number-columns-spanned="2" table:number-rows-spanned="1"/>
          <table:covered-table-cell table:style-name="ce114"/>
          <table:table-cell table:style-name="ce228" office:value-type="string" calcext:value-type="string" table:number-columns-spanned="2" table:number-rows-spanned="1">
            <text:p>汎用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右中</text:p>
          </table:table-cell>
          <table:covered-table-cell table:style-name="ce230"/>
          <table:table-cell table:style-name="ce104" table:number-columns-spanned="2" table:number-rows-spanned="1"/>
          <table:covered-table-cell table:style-name="ce281"/>
          <table:table-cell table:style-name="ce228" table:number-columns-spanned="2" table:number-rows-spanned="1"/>
          <table:covered-table-cell table:style-name="ce230"/>
          <table:table-cell table:style-name="ce104" table:number-columns-spanned="2" table:number-rows-spanned="1"/>
          <table:covered-table-cell table:style-name="ce281"/>
          <table:table-cell table:style-name="ce68"/>
          <table:table-cell table:number-columns-repeated="424"/>
        </table:table-row>
        <table:table-row table:style-name="ro3">
          <table:table-cell table:style-name="ce40" table:number-columns-repeated="19"/>
          <table:table-cell table:style-name="ce121"/>
          <table:table-cell table:style-name="ce40" table:number-columns-repeated="19"/>
          <table:table-cell table:style-name="ce121"/>
          <table:table-cell table:style-name="ce143"/>
          <table:table-cell table:style-name="Default" table:number-columns-repeated="1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96"/>
          <table:table-cell/>
          <table:table-cell table:style-name="ce40" table:number-columns-repeated="18"/>
          <table:table-cell table:number-columns-repeated="2"/>
          <table:table-cell table:style-name="ce40" table:number-columns-repeated="79"/>
          <table:table-cell table:number-columns-repeated="3"/>
          <table:table-cell table:style-name="ce40" table:number-columns-repeated="16"/>
          <table:table-cell table:number-columns-repeated="2"/>
          <table:table-cell table:style-name="ce40" table:number-columns-repeated="39"/>
          <table:table-cell table:number-columns-repeated="3"/>
          <table:table-cell table:style-name="ce40" table:number-columns-repeated="41"/>
          <table:table-cell table:style-name="Default" table:number-columns-repeated="16"/>
          <table:table-cell table:number-columns-repeated="39"/>
          <table:table-cell table:style-name="ce292"/>
          <table:table-cell table:style-name="ce40" table:number-columns-repeated="561"/>
          <table:table-cell table:number-columns-repeated="2"/>
        </table:table-row>
        <table:table-row table:style-name="ro3">
          <table:table-cell table:style-name="ce40" table:number-columns-repeated="19"/>
          <table:table-cell table:style-name="ce121"/>
          <table:table-cell table:style-name="ce123"/>
          <table:table-cell table:style-name="Default" table:number-columns-repeated="3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96"/>
          <table:table-cell/>
          <table:table-cell table:style-name="Default" table:number-columns-repeated="11"/>
          <table:table-cell table:style-name="ce40" table:number-columns-repeated="7"/>
          <table:table-cell table:number-columns-repeated="2"/>
          <table:table-cell table:style-name="Default" table:number-columns-repeated="17"/>
          <table:table-cell table:style-name="ce40" table:number-columns-repeated="62"/>
          <table:table-cell table:style-name="Default" table:number-columns-repeated="18"/>
          <table:table-cell table:style-name="ce40"/>
          <table:table-cell table:number-columns-repeated="2"/>
          <table:table-cell table:style-name="ce40" table:number-columns-repeated="39"/>
          <table:table-cell table:style-name="Default" table:number-columns-repeated="20"/>
          <table:table-cell table:style-name="ce40" table:number-columns-repeated="24"/>
          <table:table-cell table:style-name="Default" table:number-columns-repeated="16"/>
          <table:table-cell table:number-columns-repeated="39"/>
          <table:table-cell table:style-name="ce292"/>
          <table:table-cell table:style-name="ce40" table:number-columns-repeated="561"/>
          <table:table-cell table:number-columns-repeated="2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将棋</text:p>
          </table:table-cell>
          <table:table-cell table:style-name="ce45" table:number-columns-spanned="2" table:number-rows-spanned="2"/>
          <table:covered-table-cell table:style-name="ce45"/>
          <table:table-cell/>
          <table:table-cell table:style-name="ce52" office:value-type="string" calcext:value-type="string" table:number-columns-spanned="1" table:number-rows-spanned="2">
            <text:p>どうぶつしょうぎ地</text:p>
          </table:table-cell>
          <table:table-cell table:style-name="ce62" table:number-columns-spanned="2" table:number-rows-spanned="2"/>
          <table:covered-table-cell table:style-name="ce62"/>
          <table:table-cell table:number-columns-repeated="12"/>
          <table:table-cell table:style-name="Default" table:number-columns-repeated="39"/>
          <table:table-cell table:number-columns-repeated="4"/>
          <table:table-cell table:style-name="Default" table:number-columns-repeated="16"/>
          <table:table-cell table:number-columns-repeated="6"/>
          <table:table-cell table:style-name="Default" table:number-columns-repeated="20"/>
          <table:table-cell table:number-columns-repeated="41"/>
          <table:table-cell table:style-name="Default" table:number-columns-repeated="23"/>
          <table:table-cell table:number-columns-repeated="33"/>
          <table:table-cell table:style-name="Default" table:number-columns-repeated="11"/>
          <table:table-cell table:number-columns-repeated="13"/>
          <table:table-cell table:style-name="ce40"/>
          <table:table-cell table:style-name="Default" table:number-columns-repeated="12"/>
          <table:table-cell table:number-columns-repeated="62"/>
          <table:table-cell table:style-name="Default" table:number-columns-repeated="18"/>
          <table:table-cell table:number-columns-repeated="7"/>
          <table:table-cell table:style-name="ce40"/>
          <table:table-cell table:number-columns-repeated="15"/>
          <table:table-cell table:style-name="Default" table:number-columns-repeated="18"/>
          <table:table-cell/>
          <table:table-cell table:style-name="Default" table:number-columns-repeated="20"/>
          <table:table-cell table:number-columns-repeated="20"/>
          <table:table-cell table:style-name="Default" table:number-columns-repeated="20"/>
          <table:table-cell table:number-columns-repeated="603"/>
        </table:table-row>
        <table:table-row table:style-name="ro3">
          <table:table-cell/>
          <table:covered-table-cell table:style-name="ce52"/>
          <table:covered-table-cell table:number-columns-repeated="2" table:style-name="ce45"/>
          <table:table-cell/>
          <table:covered-table-cell table:style-name="ce52"/>
          <table:covered-table-cell table:number-columns-repeated="2" table:style-name="ce62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"/>
          <table:table-cell table:style-name="Default" table:number-columns-repeated="20"/>
          <table:table-cell table:number-columns-repeated="41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3"/>
          <table:table-cell table:style-name="ce40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7"/>
          <table:table-cell table:style-name="ce40"/>
          <table:table-cell table:number-columns-repeated="15"/>
          <table:table-cell table:style-name="Default" table:number-columns-repeated="18"/>
          <table:table-cell/>
          <table:table-cell table:style-name="Default" table:number-columns-repeated="20"/>
          <table:table-cell table:number-columns-repeated="20"/>
          <table:table-cell table:style-name="Default" table:number-columns-repeated="20"/>
          <table:table-cell table:number-columns-repeated="603"/>
        </table:table-row>
        <table:table-row table:style-name="ro3">
          <table:table-cell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23"/>
          <table:table-cell table:style-name="Default" table:number-columns-repeated="18"/>
          <table:table-cell/>
          <table:table-cell table:style-name="Default" table:number-columns-repeated="20"/>
          <table:table-cell table:number-columns-repeated="20"/>
          <table:table-cell table:style-name="Default" table:number-columns-repeated="19"/>
          <table:table-cell table:number-columns-repeated="604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クロス用黒</text:p>
          </table:table-cell>
          <table:table-cell table:style-name="ce55" table:number-columns-spanned="2" table:number-rows-spanned="2"/>
          <table:covered-table-cell table:style-name="ce55"/>
          <table:table-cell/>
          <table:table-cell table:style-name="ce52" office:value-type="string" calcext:value-type="string" table:number-columns-spanned="1" table:number-rows-spanned="2">
            <text:p>どうぶつしょうぎ空</text:p>
          </table:table-cell>
          <table:table-cell table:style-name="ce63" table:number-columns-spanned="2" table:number-rows-spanned="2"/>
          <table:covered-table-cell table:style-name="ce63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23"/>
          <table:table-cell table:style-name="Default" table:number-columns-repeated="18"/>
          <table:table-cell/>
          <table:table-cell table:style-name="Default" table:number-columns-repeated="20"/>
          <table:table-cell table:number-columns-repeated="20"/>
          <table:table-cell table:style-name="Default" table:number-columns-repeated="19"/>
          <table:table-cell table:number-columns-repeated="604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5"/>
          <table:table-cell/>
          <table:covered-table-cell table:style-name="ce52"/>
          <table:covered-table-cell table:number-columns-repeated="2" table:style-name="ce63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23"/>
          <table:table-cell table:style-name="Default" table:number-columns-repeated="18"/>
          <table:table-cell/>
          <table:table-cell table:style-name="Default" table:number-columns-repeated="20"/>
          <table:table-cell table:number-columns-repeated="21"/>
          <table:table-cell table:style-name="Default" table:number-columns-repeated="18"/>
          <table:table-cell table:number-columns-repeated="604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23"/>
          <table:table-cell table:style-name="Default" table:number-columns-repeated="18"/>
          <table:table-cell/>
          <table:table-cell table:style-name="Default" table:number-columns-repeated="20"/>
          <table:table-cell table:number-columns-repeated="21"/>
          <table:table-cell table:style-name="Default" table:number-columns-repeated="18"/>
          <table:table-cell table:number-columns-repeated="604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マークルック</text:p>
          </table:table-cell>
          <table:table-cell table:style-name="ce56" table:number-columns-spanned="2" table:number-rows-spanned="2"/>
          <table:covered-table-cell table:style-name="ce56"/>
          <table:table-cell/>
          <table:table-cell table:style-name="ce52" office:value-type="string" calcext:value-type="string" table:number-columns-spanned="1" table:number-rows-spanned="2">
            <text:p>どうぶつしょうぎ森</text:p>
          </table:table-cell>
          <table:table-cell table:style-name="ce64" table:number-columns-spanned="2" table:number-rows-spanned="2"/>
          <table:covered-table-cell table:style-name="ce64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6"/>
          <table:table-cell/>
          <table:covered-table-cell table:style-name="ce52"/>
          <table:covered-table-cell table:number-columns-repeated="2" table:style-name="ce64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/>
          <table:table-cell table:style-name="Default" table:number-columns-repeated="11"/>
          <table:table-cell table:number-columns-repeated="14"/>
          <table:table-cell table:style-name="Default" table:number-columns-repeated="12"/>
          <table:table-cell table:number-columns-repeated="60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黒</text:p>
          </table:table-cell>
          <table:table-cell table:style-name="ce57" table:number-columns-spanned="2" table:number-rows-spanned="2"/>
          <table:covered-table-cell table:style-name="ce57"/>
          <table:table-cell/>
          <table:table-cell table:style-name="ce52" office:value-type="string" calcext:value-type="string" table:number-columns-spanned="1" table:number-rows-spanned="2">
            <text:p>どうぶつしょうぎ夕</text:p>
          </table:table-cell>
          <table:table-cell table:style-name="ce65" table:number-columns-spanned="2" table:number-rows-spanned="2"/>
          <table:covered-table-cell table:style-name="ce65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72"/>
          <table:table-cell table:style-name="Default" table:number-columns-repeated="18"/>
          <table:table-cell table:number-columns-repeated="16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7"/>
          <table:table-cell/>
          <table:covered-table-cell table:style-name="ce52"/>
          <table:covered-table-cell table:number-columns-repeated="2" table:style-name="ce65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72"/>
          <table:table-cell table:style-name="Default" table:number-columns-repeated="18"/>
          <table:table-cell table:number-columns-repeated="16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白</text:p>
          </table:table-cell>
          <table:table-cell table:style-name="ce59" table:number-columns-spanned="2" table:number-rows-spanned="2"/>
          <table:covered-table-cell table:style-name="ce59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9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 table:number-rows-repeated="8">
          <table:table-cell/>
          <table:table-cell table:style-name="ce101" table:number-columns-repeated="3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98"/>
          <table:table-cell table:style-name="Default"/>
          <table:table-cell/>
          <table:table-cell table:style-name="Default" table:number-columns-repeated="18"/>
          <table:table-cell table:number-columns-repeated="42"/>
          <table:table-cell table:style-name="Default" table:number-columns-repeated="20"/>
          <table:table-cell table:number-columns-repeated="643"/>
        </table:table-row>
        <table:table-row table:style-name="ro3" table:number-rows-repeated="2">
          <table:table-cell/>
          <table:table-cell table:style-name="ce101" table:number-columns-repeated="3"/>
          <table:table-cell table:number-columns-repeated="181"/>
          <table:table-cell table:style-name="Default" table:number-columns-repeated="16"/>
          <table:table-cell table:number-columns-repeated="98"/>
          <table:table-cell table:style-name="Default"/>
          <table:table-cell table:number-columns-repeated="724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date-style style:name="N10152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2" number:language="en" number:country="US">
      <number:month/>
      <number:text>/</number:text>
      <number:day/>
      <number:text>/</number:text>
      <number:year number:style="long"/>
    </number:date-style>
    <number:currency-style style:name="N1013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cale-to-X="30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11T23:58:53.842876857</dc:date>
    <meta:editing-duration>P5DT19H30M32S</meta:editing-duration>
    <meta:editing-cycles>103</meta:editing-cycles>
    <meta:document-statistic meta:table-count="4" meta:cell-count="1431" meta:object-count="0"/>
  </office:meta>
</office:document-meta>
</file>